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ANCIACIÓN BÁSIC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PITA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otación fundacional.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ondo social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apital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Fundadores/asociados por desembolsos no exigidos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Fundadores, por desembolsos no exigidos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Asociados, por desembolsos no exigido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undadores/asociados por aportaciones no dinerarias pendientes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Fundadores, por aportaciones no dinerarias pendientes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Asociados por aportaciones no dinerarias pendiente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cciones o participaciones propias en situaciones especiale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cciones o participaciones propias para reducción de capita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ERVA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rima de emisión o asunció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eservas lega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eserva voluntari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eservas especiales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Reservas para acciones o participaciones de la sociedad dominante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Reservas estatutarias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Reservas por capital amortizado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Reservas por acciones propias aceptadas en garantía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portaciones de socios o propietario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iferencias por ajuste del capital a euro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XCEDENTES PENDIENTES DE APLICACIÓ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emanent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xcedentes negativos de ejercicios anteriore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xcedente del ejercici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UBVENCIONES, DONACIONES, LEGADOS Y OTROS AJUSTES POR CAMBIOS DE VALOR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ubvenciones oficiales de capital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Subvenciones del Estado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Subvenciones de otras Administraciones Pública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onaciones y legados de capital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tras subvenciones, donaciones y legados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Otras subvenciones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Otras donaciones y legados.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Ingresos fiscales a distribuir en varios ejercicios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Ingresos fiscales por diferencias permanentes a distribuir en varios ejercicios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Ingresos fiscales por deducciones y bonificaciones a distribuir en varios ejercicio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OVISIONE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rovisión para impuestos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rovisión para otras responsabilidade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rovisión por desmantelamiento, retiro o rehabilitación del inmovilizado.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rovisión para actuaciones medioambientale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UDAS A LARGO PLAZO CON CARACTERÍSTICAS ESPECIALE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cciones o participaciones a largo plazo contabilizadas como pasivo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Desembolsos no exigidos por acciones o participaciones contabilizadas como pasivo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Desembolsos no exigidos, empresas del grupo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Desembolsos no exigidos, empresas asociadas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Desembolsos no exigidos, otras partes vinculadas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Otros desembolsos no exigido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portaciones no dinerarias pendientes por acciones o participaciones consideradas como pasivos financieros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Aportaciones no dinerarias pendientes, empresas del grupo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Aportaciones no dinerarias pendientes, empresas asociadas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Aportaciones no dinerarias pendientes, otras partes vinculadas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Otras aportaciones no dinerarias pendiente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UDAS A LARGO PLAZO CON PARTES VINCULADAS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Deudas a largo plazo con entidades de crédito vinculadas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Deudas a largo plazo con entidades de crédito, empresas del grupo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Deudas a largo plazo con entidades de crédito, empresas asociadas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Deudas a largo plazo con otras entidades de crédito vinculada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roveedores de inmovilizado a largo plazo, partes vinculadas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Proveedores de inmovilizado a largo plazo, empresas del grupo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Proveedores de inmovilizado a largo plazo, empresas asociadas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Proveedores de inmovilizado a largo plazo, otras partes vinculada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creedores por arrendamiento financiero a largo plazo, partes vinculadas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Acreedores por arrendamiento financiero a largo plazo, empresas del grupo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Acreedores por arrendamiento financiero a largo plazo, empresas asociadas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Acreedores por arrendamiento financiero a largo plazo, otras partes vinculada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Otras deudas a largo plazo con partes vinculadas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Otras deudas a largo plazo, empresas del grupo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Otras deudas a largo plazo, empresas asociadas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Otras deudas a largo plazo, con otras partes vinculada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UDAS A LARGO PLAZO POR PRÉSTAMOS RECIBIDOS Y OTROS CONCEPTOS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Deudas a largo plazo con entidades de crédito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Deudas a largo plazo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Deudas a largo plazo transformables en subvenciones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roveedores de inmovilizado a largo plazo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creedores por arrendamiento financiero a largo plazo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Efectos a pagar a largo plazo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asivos por derivados financieros a largo plazo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Obligaciones y bonos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eudas representadas en otros valores negociable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SIVOS POR FIANZAS Y GARANTÍAS A LARGO PLAZO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Fianzas recibidas a largo plazo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nticipos recibidos por ventas o prestaciones de servicios a largo plazo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Depósitos recibidos a largo plaz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ITUACIONES TRANSITORIAS DE FINANCIACIÓN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cciones o participaciones emitida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uscriptores de acciones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apital emitido pendiente de inscripción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Acciones o participaciones emitidas consideradas como pasivos financieros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uscriptores de acciones consideradas como pasivos financieros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Acciones o participaciones emitidas consideradas como pasivos financieros pendientes de inscripció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MOVILIZACIONES INTANGIBLE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Investigación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Desarrollo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oncesiones administrativa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ropiedad Industrial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Derechos de traspaso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Aplicaciones informáticas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Derechos sobre activos cedidos en uso.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nticipos para inmovilizaciones intangible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NMOVILIZACIONES MATERIALES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errenos y bienes naturales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onstrucciones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Instalaciones técnica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aquinaria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Utillaje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Otras instalaciones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Mobiliario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Equipos para procesos de información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Elementos de transporte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Otro inmovilizado materi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NVERSIONES INMOBILIARIAS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errenos y bienes naturale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onstruccione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NMOVILIZACIONES MATERIALES EN CURSO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Adaptación de terrenos y bienes naturale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onstrucciones en curso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Instalaciones técnicas en montaje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aquinaria en montaje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Equipos para procesos de información en montaje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Anticipos para inmovilizaciones materiale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NVERSIONES FINANCIERAS A LARGO PLAZO EN PARTES VINCULADAS</text:p>
          </table:table-cell>
        </table:table-row>
        <table:table-row table:style-name="ro1">
          <table:table-cell office:value-type="string" calcext:value-type="string">
            <text:p>24.</text:p>
          </table:table-cell>
          <table:table-cell office:value-type="string" calcext:value-type="string">
            <text:p>BIENES DEL PATRIMONIO HISTÓRICO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Bienes inmuebles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Monumentos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Jardines históricos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Conjuntos históricos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string" calcext:value-type="string">
            <text:p>Sitios históricos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string" calcext:value-type="string">
            <text:p>Zonas arqueológicas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string" calcext:value-type="string">
            <text:p>Participaciones a largo plazo en otras partes vinculadas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rchivos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string" calcext:value-type="string">
            <text:p>Valores representativos de deuda a largo plazo de empresas del grupo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string" calcext:value-type="string">
            <text:p>Valores representativos de deuda a largo plazo de empresas asociadas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string" calcext:value-type="string">
            <text:p>Valores representativos de deuda a largo plazo de otras partes vinculadas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Bibliotecas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Créditos a largo plazo a empresas del grupo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string" calcext:value-type="string">
            <text:p>Créditos a largo plazo a empresas asociadas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Créditos a largo plazo a otras partes vinculadas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useos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Bienes muebles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nticipos sobre bienes del Patrimonio Histórico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string" calcext:value-type="string">
            <text:p>Anticipos sobre bienes inmuebles del Patrimonio Histórico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string" calcext:value-type="string">
            <text:p>Anticipos sobre archivos del Patrimonio Histórico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string" calcext:value-type="string">
            <text:p>Anticipos sobre bibliotecas del Patrimonio Histórico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string" calcext:value-type="string">
            <text:p>Anticipos sobre museos del Patrimonio Histórico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string" calcext:value-type="string">
            <text:p>Anticipos sobre bienes muebles del Patrimonio Histórico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string" calcext:value-type="string">
            <text:p>Desembolsos pendientes sobre participaciones a largo plazo en otras partes vinculada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TRAS INVERSIONES FINANCIERAS A LARGO PLAZO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Inversiones financieras a largo plazo en instrumentos de patrimonio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Valores representativos de deuda a largo plazo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réditos a largo plazo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réditos a largo plazo por enajenación de inmovilizado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réditos a largo plazo al personal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Activos por derivados financieros a largo plazo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Imposiciones a largo plazo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Desembolsos pendientes sobre participaciones en el patrimonio neto a largo plaz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IANZAS Y DEPÓSITOS CONSTITUIDOS A LARGO PLAZO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Fianzas constituidas a largo plazo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Depósitos constituidos a largo plaz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MORTIZACIÓN ACUMULADA DEL INMOVILIZADO Y OTRAS CUENTAS CORRECTORAS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mortización acumulada del inmovilizado intangible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string" calcext:value-type="string">
            <text:p>Amortización acumulada de investigación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string" calcext:value-type="string">
            <text:p>Amortización acumulada de desarrollo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string" calcext:value-type="string">
            <text:p>Amortización acumulada de concesiones administrativas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string" calcext:value-type="string">
            <text:p>Amortización acumulada de propiedad industrial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string" calcext:value-type="string">
            <text:p>Amortización acumulada de derechos de traspaso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string" calcext:value-type="string">
            <text:p>Amortización acumulada de aplicaciones informáticas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string" calcext:value-type="string">
            <text:p>Amortización acumulada de derechos sobre activos cedidos en uso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mortización acumulada del inmovilizado material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string" calcext:value-type="string">
            <text:p>Amortización acumulada de construcciones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string" calcext:value-type="string">
            <text:p>Amortización acumulada de instalaciones técnicas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string" calcext:value-type="string">
            <text:p>Amortización acumulada de maquinaria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string" calcext:value-type="string">
            <text:p>Amortización acumulada de utillaje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string" calcext:value-type="string">
            <text:p>Amortización acumulada de otras instalaciones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string" calcext:value-type="string">
            <text:p>Amortización acumulada de mobiliario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string" calcext:value-type="string">
            <text:p>Amortización acumulada de equipos para procesos de información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string" calcext:value-type="string">
            <text:p>Amortización acumulada de elementos de transporte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string" calcext:value-type="string">
            <text:p>Amortización acumulada de otro inmovilizado material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mortización acumulada de las inversiones inmobiliarias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esiones de uso sin contraprestación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string" calcext:value-type="string">
            <text:p>Cesiones de uso del inmovilizado intangible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string" calcext:value-type="string">
            <text:p>Cesiones de uso del inmovilizado material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string" calcext:value-type="string">
            <text:p>Cesiones de uso de las inversiones inmobiliaria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TERIORO DE VALOR DE ACTIVOS NO CORRIENTES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Deterioro de valor del inmovilizado intangible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string" calcext:value-type="string">
            <text:p>Deterioro de valor de investigación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string" calcext:value-type="string">
            <text:p>Deterioro de valor de desarrollo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string" calcext:value-type="string">
            <text:p>Deterioro de valor de concesiones administrativas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string" calcext:value-type="string">
            <text:p>Deterioro de valor de propiedad industrial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string" calcext:value-type="string">
            <text:p>Deterioro de valor de derechos de traspaso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string" calcext:value-type="string">
            <text:p>Deterioro de valor de aplicaciones informáticas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string" calcext:value-type="string">
            <text:p>Deterioro de valor de derechos sobre activos cedidos en uso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Deterioro de valor del inmovilizado material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string" calcext:value-type="string">
            <text:p>Deterioro de valor de terrenos y bienes naturales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string" calcext:value-type="string">
            <text:p>Deterioro de valor de construcciones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string" calcext:value-type="string">
            <text:p>Deterioro de valor de instalaciones técnicas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string" calcext:value-type="string">
            <text:p>Deterioro de valor de maquinaria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string" calcext:value-type="string">
            <text:p>Deterioro de valor de utillaje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string" calcext:value-type="string">
            <text:p>Deterioro de valor de otras instalaciones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string" calcext:value-type="string">
            <text:p>Deterioro de valor de mobiliario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string" calcext:value-type="string">
            <text:p>Deterioro de valor de equipos para procesos de información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string" calcext:value-type="string">
            <text:p>Deterioro de valor de elementos de transporte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string" calcext:value-type="string">
            <text:p>Deterioro de valor de otro inmovilizado material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Deterioro de valor de las inversiones inmobiliarias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Deterioro de valor de los terrenos y bienes naturales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string" calcext:value-type="string">
            <text:p>Deterioro de valor de construcciones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Deterioro de valor de participaciones a largo plazo en partes vinculadas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string" calcext:value-type="string">
            <text:p>Deterioro de valor de participaciones a largo plazo en empresas del grupo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string" calcext:value-type="string">
            <text:p>Deterioro de valor de participaciones a largo plazo en empresas asociadas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string" calcext:value-type="string">
            <text:p>Deterioro de valor de participaciones a largo plazo en otras partes vinculadas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Deterioro de valores representativos de deuda a largo plazo de partes vinculadas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string" calcext:value-type="string">
            <text:p>Deterioro de valor de valores representativos de deuda a largo plazo de empresas del grupo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string" calcext:value-type="string">
            <text:p>Deterioro de valor de valores representativos de deuda a largo plazo de empresas asociadas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string" calcext:value-type="string">
            <text:p>Deterioro de valor de valores representativos de deuda a largo plazo de otras partes vinculadas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Deterioro de valor de créditos a largo plazo a partes vinculadas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string" calcext:value-type="string">
            <text:p>Deterioro de valor de créditos a largo plazo a empresas del grupo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string" calcext:value-type="string">
            <text:p>Deterioro de valor de créditos a largo plazo a empresas asociadas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string" calcext:value-type="string">
            <text:p>Deterioro de valor de créditos a largo plazo a otras partes vinculadas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Deterioro de valor de participaciones en el patrimonio neto a largo plazo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Deterioro de valor de valores representativos de deuda a largo plazo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Deterioro de valor de créditos a largo plazo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Deterioro de valor de bienes del Patrimonio Histórico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string" calcext:value-type="string">
            <text:p>Deterioro de valor de bienes inmuebles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string" calcext:value-type="string">
            <text:p>Deterioro de valor de archivos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string" calcext:value-type="string">
            <text:p>Deterioro de valor de bibliotecas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string" calcext:value-type="string">
            <text:p>Deterioro de valor de Museos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string" calcext:value-type="string">
            <text:p>Deterioro de valor de bienes muebl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ISTENCIA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IENES DESTINADOS A LA ACTIVIDAD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ercaderías A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Mercaderías B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TERIAS PRIMAS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aterias primas A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Materias primas B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TROS APROVISIONAMIENTOS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Elementos y conjuntos incorporables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ombustibles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Repuesto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Materiales diversos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Embalajes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Envases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Material de oficin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RODUCTOS EN CURSO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Productos en curso A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Productos en curso 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RODUCTOS SEMITERMINADOS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Productos semiterminados A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Productos semiterminados 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ODUCTOS TERMINADOS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Productos terminados A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Productos terminados B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UBPRODUCTOS, RESIDUOS Y MATERIALES RECUPERADOS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ubproductos A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ubproductos B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Residuos A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Residuos B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Materiales recuperados A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Materiales recuperados B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ETERIORO DE VALOR DE LAS EXISTENCIAS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Deterioro de valor de <text:s/>bienes destinados a la actividad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Deterioro de valor de las materias primas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Deterioro de valor de otros aprovisionamientos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Deterioro de valor de los productos en curso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Deterioro de valor de los productos semiterminados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Deterioro de valor de los productos terminados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Deterioro de valor de los subproductos, residuos y materiales recuperado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REEDORES Y DEUDORES POR OPERACIONES DE LA ACTIVIDA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OVEEDORES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Proveedores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Proveedores (euros)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string" calcext:value-type="string">
            <text:p>Proveedores (moneda extranjera)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string" calcext:value-type="string">
            <text:p>Proveedores, facturas pendientes de recibir o de formalizar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Proveedores, efectos comerciales a pagar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Proveedores, empresas del grupo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string" calcext:value-type="string">
            <text:p>Proveedores, empresas del grupo (euros)</text:p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string" calcext:value-type="string">
            <text:p>Efectos comerciales a pagar, empresas del grupo</text:p>
          </table:table-cell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string" calcext:value-type="string">
            <text:p>Proveedores, empresas del grupo (moneda extranjera)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string" calcext:value-type="string">
            <text:p>Envases y embalajes a devolver a proveedores, empresas del grupo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string" calcext:value-type="string">
            <text:p>Proveedores, empresas del grupo, facturas pendientes de recibir o de formalizar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Proveedores, empresas asociadas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Proveedores, otras partes vinculadas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Envases y embalajes a devolver a proveedores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Anticipos a proveedore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ENEFICIARIOS Y ACREEDORES VARIOS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creedores por prestaciones de servicios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string" calcext:value-type="string">
            <text:p>Acreedores por prestaciones de servicios (euros)</text:p>
          </table:table-cell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string" calcext:value-type="string">
            <text:p>Acreedores por prestaciones de servicios, (moneda extranjera)</text:p>
          </table:table-cell>
        </table:table-row>
        <table:table-row table:style-name="ro1">
          <table:table-cell office:value-type="float" office:value="4109" calcext:value-type="float">
            <text:p>4109</text:p>
          </table:table-cell>
          <table:table-cell office:value-type="string" calcext:value-type="string">
            <text:p>Acreedores por prestaciones de servicios, facturas pendientes de recibir o de formalizar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Acreedores, efectos comerciales a pagar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Beneficiarios, acreedores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Acreedores por operaciones en comú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LIENTES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lientes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string" calcext:value-type="string">
            <text:p>Clientes (euros)</text:p>
          </table:table-cell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string" calcext:value-type="string">
            <text:p>Clientes, (moneda extranjera)</text:p>
          </table:table-cell>
        </table:table-row>
        <table:table-row table:style-name="ro1">
          <table:table-cell office:value-type="float" office:value="4309" calcext:value-type="float">
            <text:p>4309</text:p>
          </table:table-cell>
          <table:table-cell office:value-type="string" calcext:value-type="string">
            <text:p>Clientes, facturas pendientes de formalizar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lientes, efectos comerciales a cobrar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string" calcext:value-type="string">
            <text:p>Efectos comerciales en cartera</text:p>
          </table:table-cell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string" calcext:value-type="string">
            <text:p>Efectos comerciales descontados</text:p>
          </table:table-cell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string" calcext:value-type="string">
            <text:p>Efectos comerciales en gestión de cobro</text:p>
          </table:table-cell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string" calcext:value-type="string">
            <text:p>Efectos comerciales impagados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lientes, operaciones de factoring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lientes, empresas del grupo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string" calcext:value-type="string">
            <text:p>Clientes empresas del grupo (euros)</text:p>
          </table:table-cell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string" calcext:value-type="string">
            <text:p>Efectos comerciales a cobrar, empresas del grupo</text:p>
          </table:table-cell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string" calcext:value-type="string">
            <text:p>Clientes empresas del grupo, operaciones de factoring</text:p>
          </table:table-cell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string" calcext:value-type="string">
            <text:p>Clientes empresas del grupo, (moneda extranjera)</text:p>
          </table:table-cell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string" calcext:value-type="string">
            <text:p>Clientes empresas del grupo de dudoso cobro</text:p>
          </table:table-cell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string" calcext:value-type="string">
            <text:p>Envases y embalajes a devolver a clientes, empresas del grupo</text:p>
          </table:table-cell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string" calcext:value-type="string">
            <text:p>Clientes empresas del grupo, facturas pendientes de formalizar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lientes, empresas asociadas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Clientes, otras partes vinculadas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lientes de dudoso cobro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Envases y embalajes a devolver por clientes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Anticipos de cliente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SUARIOS Y DEUDORES VARIOS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Deudores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string" calcext:value-type="string">
            <text:p>Deudores (euros)</text:p>
          </table:table-cell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string" calcext:value-type="string">
            <text:p>Deudores (moneda extranjera)</text:p>
          </table:table-cell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string" calcext:value-type="string">
            <text:p>Deudores, facturas pendientes de formalizar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Deudores, efectos comerciales a cobrar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string" calcext:value-type="string">
            <text:p>Deudores, efectos comerciales en cartera</text:p>
          </table:table-cell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string" calcext:value-type="string">
            <text:p>Deudores, efectos comerciales descontados</text:p>
          </table:table-cell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string" calcext:value-type="string">
            <text:p>Deudores, efectos comerciales en gestión de cobro</text:p>
          </table:table-cell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string" calcext:value-type="string">
            <text:p>Deudores, efectos comerciales impagados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Deudores de dudoso cobro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Usuarios, deudores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Patrocinadores, afiliados y otros deudores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string" calcext:value-type="string">
            <text:p>Patrocinadores</text:p>
          </table:table-cell>
        </table:table-row>
        <table:table-row table:style-name="ro1">
          <table:table-cell office:value-type="float" office:value="4482" calcext:value-type="float">
            <text:p>4482</text:p>
          </table:table-cell>
          <table:table-cell office:value-type="string" calcext:value-type="string">
            <text:p>Afiliados</text:p>
          </table:table-cell>
        </table:table-row>
        <table:table-row table:style-name="ro1">
          <table:table-cell office:value-type="float" office:value="4489" calcext:value-type="float">
            <text:p>4489</text:p>
          </table:table-cell>
          <table:table-cell office:value-type="string" calcext:value-type="string">
            <text:p>Otros deudores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Deudores por operaciones en comú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ERSONAL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Anticipos de remuneraciones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Entregas para gastos a justificar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Remuneraciones pendientes de pag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DMINISTRACIONES PÚBLICAS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Hacienda Pública, deudora por diversos conceptos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string" calcext:value-type="string">
            <text:p>Hacienda Pública, deudora por IVA</text:p>
          </table:table-cell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string" calcext:value-type="string">
            <text:p>Hacienda Publica, deudora por colaboración en la <text:s/>entrega <text:s/>y distribución de subvenciones (art. 12 Ley de Subvenciones)</text:p>
          </table:table-cell>
        </table:table-row>
        <table:table-row table:style-name="ro1">
          <table:table-cell office:value-type="float" office:value="4708" calcext:value-type="float">
            <text:p>4708</text:p>
          </table:table-cell>
          <table:table-cell office:value-type="string" calcext:value-type="string">
            <text:p>Hacienda Pública, deudora por subvenciones concedidas</text:p>
          </table:table-cell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string" calcext:value-type="string">
            <text:p>Hacienda Pública, deudora por devolución de impuestos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Organismos de la Seguridad Social, deudores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Hacienda Pública, IVA soportado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Hacienda Pública, retenciones y pagos a cuenta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Activos por impuesto diferido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string" calcext:value-type="string">
            <text:p>Diferencias temporarias deducibles</text:p>
          </table:table-cell>
        </table:table-row>
        <table:table-row table:style-name="ro1">
          <table:table-cell office:value-type="float" office:value="4742" calcext:value-type="float">
            <text:p>4742</text:p>
          </table:table-cell>
          <table:table-cell office:value-type="string" calcext:value-type="string">
            <text:p>Derechos por deducciones y bonificaciones pendientes de aplicar</text:p>
          </table:table-cell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string" calcext:value-type="string">
            <text:p>Crédito por pérdidas a compensar del ejercicio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Hacienda Pública, acreedora por conceptos fiscales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string" calcext:value-type="string">
            <text:p>Hacienda Pública, acreedora por IVA</text:p>
          </table:table-cell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string" calcext:value-type="string">
            <text:p>Hacienda Pública, acreedora por retenciones practicadas</text:p>
          </table:table-cell>
        </table:table-row>
        <table:table-row table:style-name="ro1">
          <table:table-cell office:value-type="float" office:value="4752" calcext:value-type="float">
            <text:p>4752</text:p>
          </table:table-cell>
          <table:table-cell office:value-type="string" calcext:value-type="string">
            <text:p>Hacienda Pública, acreedora por impuesto sobre sociedades</text:p>
          </table:table-cell>
        </table:table-row>
        <table:table-row table:style-name="ro1">
          <table:table-cell office:value-type="float" office:value="4757" calcext:value-type="float">
            <text:p>4757</text:p>
          </table:table-cell>
          <table:table-cell office:value-type="string" calcext:value-type="string">
            <text:p>Hacienda <text:s/>Pública, <text:s/>acreedora <text:s/>por <text:s/>subvenciones <text:s/>recibidas <text:s/>en concepto de entidad colaboradora (art.12 Ley de Subvenciones))</text:p>
          </table:table-cell>
        </table:table-row>
        <table:table-row table:style-name="ro1">
          <table:table-cell office:value-type="float" office:value="4758" calcext:value-type="float">
            <text:p>4758</text:p>
          </table:table-cell>
          <table:table-cell office:value-type="string" calcext:value-type="string">
            <text:p>Hacienda Pública, acreedora por subvenciones a reintegrar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Organismos de la Seguridad Social, acreedores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Hacienda Pública, IVA repercutido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Pasivos por diferencias temporarias imponible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JUSTES POR PERIODIFICACIÓN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Gastos anticipados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Ingresos anticipado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TERIORO DE VALOR DE CRÉDITOS POR OPERACIONES DE LA ACTIVIDAD Y PROVISIONES A CORTO PLAZO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Deterioro de valor de créditos por operaciones de la actividad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Deterioro <text:s/>de <text:s/>valor <text:s/>de <text:s/>créditos <text:s/>por operaciones de la actividad con partes vinculadas</text:p>
          </table:table-cell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string" calcext:value-type="string">
            <text:p>Deterioro de valor de créditos por operaciones comerciales con empresas del grupo</text:p>
          </table:table-cell>
        </table:table-row>
        <table:table-row table:style-name="ro1">
          <table:table-cell office:value-type="float" office:value="4934" calcext:value-type="float">
            <text:p>4934</text:p>
          </table:table-cell>
          <table:table-cell office:value-type="string" calcext:value-type="string">
            <text:p>Deterioro de valor de créditos por operaciones comerciales con empresas asociadas</text:p>
          </table:table-cell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string" calcext:value-type="string">
            <text:p>Deterioro de valor de créditos por operaciones comerciales con otras partes vinculadas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Deterioro de valor de créditos <text:s/>de usuarios, patrocinadores, afiliados y otros deudores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Provisiones por operaciones de la actividad</text:p>
          </table:table-cell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string" calcext:value-type="string">
            <text:p>Provisión por contratos onerosos</text:p>
          </table:table-cell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string" calcext:value-type="string">
            <text:p>Provisión para otras operaciones comercial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NTAS FINANCIERA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MPRÉSTITOS, DEUDAS CON CARÁCTERÍSTICAS ESPECIALES Y OTRAS EMISIONES ANÁLOGAS A CORTO PLAZO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Obligaciones y bonos a corto plazo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Acciones o participaciones a corto plazo consideradas como pasivos financieros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Deudas representadas en otros valores negociables a corto plazo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Intereses de empréstitos y otras emisiones análogas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Dividendos de acciones o participaciones consideradas como pasivos financieros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Valores negociables amortizados</text:p>
          </table:table-cell>
        </table:table-row>
        <table:table-row table:style-name="ro1">
          <table:table-cell office:value-type="float" office:value="5090" calcext:value-type="float">
            <text:p>5090</text:p>
          </table:table-cell>
          <table:table-cell office:value-type="string" calcext:value-type="string">
            <text:p>Obligaciones y bonos amortizados</text:p>
          </table:table-cell>
        </table:table-row>
        <table:table-row table:style-name="ro1">
          <table:table-cell office:value-type="float" office:value="5095" calcext:value-type="float">
            <text:p>5095</text:p>
          </table:table-cell>
          <table:table-cell office:value-type="string" calcext:value-type="string">
            <text:p>Otros valores negociables amortizado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EUDAS A CORTO PLAZO CON PARTES VINCULADAS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Deudas a corto plazo con entidades de crédito vinculadas</text:p>
          </table:table-cell>
        </table:table-row>
        <table:table-row table:style-name="ro1">
          <table:table-cell office:value-type="float" office:value="5103" calcext:value-type="float">
            <text:p>5103</text:p>
          </table:table-cell>
          <table:table-cell office:value-type="string" calcext:value-type="string">
            <text:p>Deudas a corto plazo con entidades de crédito, empresas del grupo</text:p>
          </table:table-cell>
        </table:table-row>
        <table:table-row table:style-name="ro1">
          <table:table-cell office:value-type="float" office:value="5104" calcext:value-type="float">
            <text:p>5104</text:p>
          </table:table-cell>
          <table:table-cell office:value-type="string" calcext:value-type="string">
            <text:p>Deudas a corto plazo con entidades de crédito, empresas asociadas</text:p>
          </table:table-cell>
        </table:table-row>
        <table:table-row table:style-name="ro1">
          <table:table-cell office:value-type="float" office:value="5105" calcext:value-type="float">
            <text:p>5105</text:p>
          </table:table-cell>
          <table:table-cell office:value-type="string" calcext:value-type="string">
            <text:p>Deudas a corto plazo con otras entidades de crédito vinculadas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Proveedores de inmovilizado a corto plazo, partes vinculadas</text:p>
          </table:table-cell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string" calcext:value-type="string">
            <text:p>Proveedores de inmovilizado a corto plazo, empresas del grupo</text:p>
          </table:table-cell>
        </table:table-row>
        <table:table-row table:style-name="ro1">
          <table:table-cell office:value-type="float" office:value="5114" calcext:value-type="float">
            <text:p>5114</text:p>
          </table:table-cell>
          <table:table-cell office:value-type="string" calcext:value-type="string">
            <text:p>Proveedores de inmovilizado a corto plazo, empresas asociadas</text:p>
          </table:table-cell>
        </table:table-row>
        <table:table-row table:style-name="ro1">
          <table:table-cell office:value-type="float" office:value="5115" calcext:value-type="float">
            <text:p>5115</text:p>
          </table:table-cell>
          <table:table-cell office:value-type="string" calcext:value-type="string">
            <text:p>Proveedores de inmovilizado a corto plazo, otras partes vinculadas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Acreedores por arrendamiento financiero a corto plazo, partes vinculadas</text:p>
          </table:table-cell>
        </table:table-row>
        <table:table-row table:style-name="ro1">
          <table:table-cell office:value-type="float" office:value="5123" calcext:value-type="float">
            <text:p>5123</text:p>
          </table:table-cell>
          <table:table-cell office:value-type="string" calcext:value-type="string">
            <text:p>Acreedores por arrendamiento financiero a corto plazo, empresas del grupo</text:p>
          </table:table-cell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string" calcext:value-type="string">
            <text:p>Acreedores por arrendamiento financiero a corto plazo, empresas asociadas</text:p>
          </table:table-cell>
        </table:table-row>
        <table:table-row table:style-name="ro1">
          <table:table-cell office:value-type="float" office:value="5125" calcext:value-type="float">
            <text:p>5125</text:p>
          </table:table-cell>
          <table:table-cell office:value-type="string" calcext:value-type="string">
            <text:p>Acreedores por arrendamiento financiero a corto plazo, empresas asociadas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Otras deudas a corto plazo con empresas del grupo</text:p>
          </table:table-cell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string" calcext:value-type="string">
            <text:p>Otras deudas a corto plazo con empresas del grupo</text:p>
          </table:table-cell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string" calcext:value-type="string">
            <text:p>Otras deudas a corto plazo con empresas asociadas</text:p>
          </table:table-cell>
        </table:table-row>
        <table:table-row table:style-name="ro1">
          <table:table-cell office:value-type="float" office:value="5135" calcext:value-type="float">
            <text:p>5135</text:p>
          </table:table-cell>
          <table:table-cell office:value-type="string" calcext:value-type="string">
            <text:p>Otras deudas a corto plazo con otras partes vinculadas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Intereses a corto plazo de deudas con partes vinculadas</text:p>
          </table:table-cell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string" calcext:value-type="string">
            <text:p>Intereses a corto plazo de deudas, empresas del grupo</text:p>
          </table:table-cell>
        </table:table-row>
        <table:table-row table:style-name="ro1">
          <table:table-cell office:value-type="float" office:value="5144" calcext:value-type="float">
            <text:p>5144</text:p>
          </table:table-cell>
          <table:table-cell office:value-type="string" calcext:value-type="string">
            <text:p>Intereses a corto plazo de deudas, empresas asociadas</text:p>
          </table:table-cell>
        </table:table-row>
        <table:table-row table:style-name="ro1">
          <table:table-cell office:value-type="float" office:value="5145" calcext:value-type="float">
            <text:p>5145</text:p>
          </table:table-cell>
          <table:table-cell office:value-type="string" calcext:value-type="string">
            <text:p>Intereses a corto plazo de deudas, otras partes vinculada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EUDAS A CORTO PLAZO POR PRÉSTAMOS RECIBIDOS Y OTROS CONCEPTOS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Deudas a corto plazo con entidades de crédito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string" calcext:value-type="string">
            <text:p>Préstamos a corto plazo de entidades de crédito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string" calcext:value-type="string">
            <text:p>Deudas a corto plazo por crédito dispuesto</text:p>
          </table:table-cell>
        </table:table-row>
        <table:table-row table:style-name="ro1">
          <table:table-cell office:value-type="float" office:value="5208" calcext:value-type="float">
            <text:p>5208</text:p>
          </table:table-cell>
          <table:table-cell office:value-type="string" calcext:value-type="string">
            <text:p>Deudas por efectos descontados</text:p>
          </table:table-cell>
        </table:table-row>
        <table:table-row table:style-name="ro1">
          <table:table-cell office:value-type="float" office:value="5209" calcext:value-type="float">
            <text:p>5209</text:p>
          </table:table-cell>
          <table:table-cell office:value-type="string" calcext:value-type="string">
            <text:p>Deudas por operaciones de factoring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Deudas a corto plazo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Deudas a corto plazo transformables en subvenciones, donaciones y legados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Proveedores de inmovilizado a corto plazo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Acreedores por arrendamiento financiero a corto plazo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Efectos a pagar a corto plazo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Dividendo activo a pagar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Intereses a corto plazo de deudas con entidades de crédito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Intereses a corto plazo de deudas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Provisiones a corto plazo</text:p>
          </table:table-cell>
        </table:table-row>
        <table:table-row table:style-name="ro1">
          <table:table-cell office:value-type="float" office:value="5291" calcext:value-type="float">
            <text:p>5291</text:p>
          </table:table-cell>
          <table:table-cell office:value-type="string" calcext:value-type="string">
            <text:p>Provisión a corto plazo para impuestos</text:p>
          </table:table-cell>
        </table:table-row>
        <table:table-row table:style-name="ro1">
          <table:table-cell office:value-type="float" office:value="5292" calcext:value-type="float">
            <text:p>5292</text:p>
          </table:table-cell>
          <table:table-cell office:value-type="string" calcext:value-type="string">
            <text:p>Provisión a corto plazo para otras responsabilidades</text:p>
          </table:table-cell>
        </table:table-row>
        <table:table-row table:style-name="ro1">
          <table:table-cell office:value-type="float" office:value="5293" calcext:value-type="float">
            <text:p>5293</text:p>
          </table:table-cell>
          <table:table-cell office:value-type="string" calcext:value-type="string">
            <text:p>Provisión a corto plazo por desmantelamiento, retiro o rehabilitación del inmovilizado</text:p>
          </table:table-cell>
        </table:table-row>
        <table:table-row table:style-name="ro1">
          <table:table-cell office:value-type="float" office:value="5295" calcext:value-type="float">
            <text:p>5295</text:p>
          </table:table-cell>
          <table:table-cell office:value-type="string" calcext:value-type="string">
            <text:p>Provisión a corto plazo para actuaciones medioambientale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NVERSIONES FINANCIERAS A CORTO PLAZO EN PARTES VINCULADAS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Participaciones a corto plazo en partes vinculadas</text:p>
          </table:table-cell>
        </table:table-row>
        <table:table-row table:style-name="ro1">
          <table:table-cell office:value-type="float" office:value="5303" calcext:value-type="float">
            <text:p>5303</text:p>
          </table:table-cell>
          <table:table-cell office:value-type="string" calcext:value-type="string">
            <text:p>Participaciones a corto plazo, en empresas del grupo</text:p>
          </table:table-cell>
        </table:table-row>
        <table:table-row table:style-name="ro1">
          <table:table-cell office:value-type="float" office:value="5304" calcext:value-type="float">
            <text:p>5304</text:p>
          </table:table-cell>
          <table:table-cell office:value-type="string" calcext:value-type="string">
            <text:p>Participaciones a corto plazo, en empresas asociadas</text:p>
          </table:table-cell>
        </table:table-row>
        <table:table-row table:style-name="ro1">
          <table:table-cell office:value-type="float" office:value="5305" calcext:value-type="float">
            <text:p>5305</text:p>
          </table:table-cell>
          <table:table-cell office:value-type="string" calcext:value-type="string">
            <text:p>Participaciones a corto plazo, en otras partes vinculadas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Valores representativos de deuda a corto plazo de partes vinculadas</text:p>
          </table:table-cell>
        </table:table-row>
        <table:table-row table:style-name="ro1">
          <table:table-cell office:value-type="float" office:value="5313" calcext:value-type="float">
            <text:p>5313</text:p>
          </table:table-cell>
          <table:table-cell office:value-type="string" calcext:value-type="string">
            <text:p>Valores representativos de deuda a corto plazo de empresas del grupo</text:p>
          </table:table-cell>
        </table:table-row>
        <table:table-row table:style-name="ro1">
          <table:table-cell office:value-type="float" office:value="5314" calcext:value-type="float">
            <text:p>5314</text:p>
          </table:table-cell>
          <table:table-cell office:value-type="string" calcext:value-type="string">
            <text:p>Valores representativos de deuda a corto plazo de empresas asociadas</text:p>
          </table:table-cell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string" calcext:value-type="string">
            <text:p>Valores representativos de deuda a corto plazo de otras partes vinculadas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réditos a corto plazo a partes vinculadas</text:p>
          </table:table-cell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string" calcext:value-type="string">
            <text:p>Créditos a corto plazo a empresas del grupo</text:p>
          </table:table-cell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string" calcext:value-type="string">
            <text:p>Créditos a corto plazo a empresas asociadas</text:p>
          </table:table-cell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string" calcext:value-type="string">
            <text:p>Créditos a corto plazo a otras partes vinculadas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Intereses a corto plazo de valores representativos de deuda de partes vinculadas</text:p>
          </table:table-cell>
        </table:table-row>
        <table:table-row table:style-name="ro1">
          <table:table-cell office:value-type="float" office:value="5333" calcext:value-type="float">
            <text:p>5333</text:p>
          </table:table-cell>
          <table:table-cell office:value-type="string" calcext:value-type="string">
            <text:p>Intereses a corto plazo de valores representativos de deuda en empresas del grupo</text:p>
          </table:table-cell>
        </table:table-row>
        <table:table-row table:style-name="ro1">
          <table:table-cell office:value-type="float" office:value="5334" calcext:value-type="float">
            <text:p>5334</text:p>
          </table:table-cell>
          <table:table-cell office:value-type="string" calcext:value-type="string">
            <text:p>Intereses a corto plazo de valores representativos de deuda en empresas asociadas</text:p>
          </table:table-cell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string" calcext:value-type="string">
            <text:p>Intereses a corto plazo de valores representativos de deuda en otras partes vinculadas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Intereses a corto plazo de créditos a partes vinculadas</text:p>
          </table:table-cell>
        </table:table-row>
        <table:table-row table:style-name="ro1">
          <table:table-cell office:value-type="float" office:value="5343" calcext:value-type="float">
            <text:p>5343</text:p>
          </table:table-cell>
          <table:table-cell office:value-type="string" calcext:value-type="string">
            <text:p>Intereses a corto plazo de créditos a empresas del grupo</text:p>
          </table:table-cell>
        </table:table-row>
        <table:table-row table:style-name="ro1">
          <table:table-cell office:value-type="float" office:value="5344" calcext:value-type="float">
            <text:p>5344</text:p>
          </table:table-cell>
          <table:table-cell office:value-type="string" calcext:value-type="string">
            <text:p>Intereses a corto plazo de créditos a empresas asociadas</text:p>
          </table:table-cell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string" calcext:value-type="string">
            <text:p>Intereses a corto plazo de créditos a otras partes vinculadas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Dividendo a cobrar de inversiones financieras en partes vinculadas</text:p>
          </table:table-cell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string" calcext:value-type="string">
            <text:p>Dividendo a cobrar de empresas del grupo</text:p>
          </table:table-cell>
        </table:table-row>
        <table:table-row table:style-name="ro1">
          <table:table-cell office:value-type="float" office:value="5354" calcext:value-type="float">
            <text:p>5354</text:p>
          </table:table-cell>
          <table:table-cell office:value-type="string" calcext:value-type="string">
            <text:p>Dividendo a cobrar de empresas asociadas</text:p>
          </table:table-cell>
        </table:table-row>
        <table:table-row table:style-name="ro1">
          <table:table-cell office:value-type="float" office:value="5355" calcext:value-type="float">
            <text:p>5355</text:p>
          </table:table-cell>
          <table:table-cell office:value-type="string" calcext:value-type="string">
            <text:p>Dividendo a cobrar de otras partes vinculadas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Desembolsos pendientes sobre participaciones a corto plazo en partes vinculadas</text:p>
          </table:table-cell>
        </table:table-row>
        <table:table-row table:style-name="ro1">
          <table:table-cell office:value-type="float" office:value="5393" calcext:value-type="float">
            <text:p>5393</text:p>
          </table:table-cell>
          <table:table-cell office:value-type="string" calcext:value-type="string">
            <text:p>Desembolsos pendientes sobre participaciones a corto plazo en empresas del grupo</text:p>
          </table:table-cell>
        </table:table-row>
        <table:table-row table:style-name="ro1">
          <table:table-cell office:value-type="float" office:value="5394" calcext:value-type="float">
            <text:p>5394</text:p>
          </table:table-cell>
          <table:table-cell office:value-type="string" calcext:value-type="string">
            <text:p>Desembolsos pendientes sobre participaciones a corto plazo en empresas asociadas</text:p>
          </table:table-cell>
        </table:table-row>
        <table:table-row table:style-name="ro1">
          <table:table-cell office:value-type="float" office:value="5395" calcext:value-type="float">
            <text:p>5395</text:p>
          </table:table-cell>
          <table:table-cell office:value-type="string" calcext:value-type="string">
            <text:p>Desembolsos pendientes sobre participaciones a corto plazo en otras partes vinculada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TRAS INVERSIONES FINANCIERAS TEMPORALES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Inversiones financieras temporales en instrumentos de patrimonio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Valores representativos de deuda a corto plazo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réditos a corto plazo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réditos a corto plazo por enajenación de inmovilizado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Créditos a corto plazo al personal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Dividendo a cobrar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Intereses a corto plazo de valores representativos de deuda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Intereses a corto plazo de créditos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Imposiciones a corto plazo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Desembolsos pendientes sobre participaciones en el patrimonio neto a corto plazo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TRAS CUENTAS NO BANCARIAS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Titular de la explotación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Cuenta corriente con patronos y otros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Cuenta corriente con otras personas y entidades vinculadas</text:p>
          </table:table-cell>
        </table:table-row>
        <table:table-row table:style-name="ro1">
          <table:table-cell office:value-type="float" office:value="5523" calcext:value-type="float">
            <text:p>5523</text:p>
          </table:table-cell>
          <table:table-cell office:value-type="string" calcext:value-type="string">
            <text:p>Cuenta corriente con empresas del grupo</text:p>
          </table:table-cell>
        </table:table-row>
        <table:table-row table:style-name="ro1">
          <table:table-cell office:value-type="float" office:value="5524" calcext:value-type="float">
            <text:p>5524</text:p>
          </table:table-cell>
          <table:table-cell office:value-type="string" calcext:value-type="string">
            <text:p>Cuenta corriente con empresas asociadas</text:p>
          </table:table-cell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string" calcext:value-type="string">
            <text:p>Cuenta corriente con otras partes vinculadas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uenta corriente con uniones temporales de empresas y comunidades de bienes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Partidas pendientes de aplicación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Desembolsos exigidos sobre participaciones en el patrimonio neto</text:p>
          </table:table-cell>
        </table:table-row>
        <table:table-row table:style-name="ro1">
          <table:table-cell office:value-type="float" office:value="5563" calcext:value-type="float">
            <text:p>5563</text:p>
          </table:table-cell>
          <table:table-cell office:value-type="string" calcext:value-type="string">
            <text:p>Desembolsos exigidos sobre participaciones, empresas del grupo</text:p>
          </table:table-cell>
        </table:table-row>
        <table:table-row table:style-name="ro1">
          <table:table-cell office:value-type="float" office:value="5564" calcext:value-type="float">
            <text:p>5564</text:p>
          </table:table-cell>
          <table:table-cell office:value-type="string" calcext:value-type="string">
            <text:p>Desembolsos exigidos sobre participaciones, empresas asociadas</text:p>
          </table:table-cell>
        </table:table-row>
        <table:table-row table:style-name="ro1">
          <table:table-cell office:value-type="float" office:value="5565" calcext:value-type="float">
            <text:p>5565</text:p>
          </table:table-cell>
          <table:table-cell office:value-type="string" calcext:value-type="string">
            <text:p>Desembolsos exigidos sobre participaciones, otras partes vinculadas</text:p>
          </table:table-cell>
        </table:table-row>
        <table:table-row table:style-name="ro1">
          <table:table-cell office:value-type="float" office:value="5566" calcext:value-type="float">
            <text:p>5566</text:p>
          </table:table-cell>
          <table:table-cell office:value-type="string" calcext:value-type="string">
            <text:p>Desembolsos exigidos sobre participaciones de otras empresas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Dividendo activo a cuenta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Fundadores y asociados por desembolsos exigidos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string" calcext:value-type="string">
            <text:p>Socios por desembolsos exigidos sobre acciones o participaciones ordinarias</text:p>
          </table:table-cell>
        </table:table-row>
        <table:table-row table:style-name="ro1">
          <table:table-cell office:value-type="float" office:value="5585" calcext:value-type="float">
            <text:p>5585</text:p>
          </table:table-cell>
          <table:table-cell office:value-type="string" calcext:value-type="string">
            <text:p>Socios por desembolsos exigidos sobre acciones o participaciones consideradas como pasivos financieros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Derivados financieros a corto plazo</text:p>
          </table:table-cell>
        </table:table-row>
        <table:table-row table:style-name="ro1">
          <table:table-cell office:value-type="float" office:value="5590" calcext:value-type="float">
            <text:p>5590</text:p>
          </table:table-cell>
          <table:table-cell office:value-type="string" calcext:value-type="string">
            <text:p>Activos por derivados financieros a corto plazo</text:p>
          </table:table-cell>
        </table:table-row>
        <table:table-row table:style-name="ro1">
          <table:table-cell office:value-type="float" office:value="5591" calcext:value-type="float">
            <text:p>5591</text:p>
          </table:table-cell>
          <table:table-cell office:value-type="string" calcext:value-type="string">
            <text:p>Pasivos por derivados financieros a corto plazo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IANZAS Y DEPÓSITOS RECIBIDOS Y CONSTITUIDOS A CORTO PLAZO, Y AJUSTES POR PERIODIFICACIÓN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Fianzas recibidas a corto plazo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Depósitos recibidos a corto plazo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Fianzas constituidas a corto plazo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Depósitos constituidos a corto plazo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Intereses pagados por anticipado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Intereses cobrados por anticipado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ESORERÍA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aja, euros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aja, moneda extranjera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Bancos e instituciones de crédito c/c vista, euros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Bancos e instituciones de crédito c/c vista, moneda extranjera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Bancos e instituciones de crédito, cuentas de ahorro, euros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Bancos e instituciones de crédito, cuentas de ahorro, moneda extranjera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Inversiones a corto plazo de gran liquidez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ETERIORO DEL VALOR DE INVERSIONES FINANCIERAS A CORTO PLAZO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Deterioro de valor de participaciones a corto plazo en partes vinculadas</text:p>
          </table:table-cell>
        </table:table-row>
        <table:table-row table:style-name="ro1">
          <table:table-cell office:value-type="float" office:value="5933" calcext:value-type="float">
            <text:p>5933</text:p>
          </table:table-cell>
          <table:table-cell office:value-type="string" calcext:value-type="string">
            <text:p>Deterioro de valor de participaciones a corto plazo en empresas del grupo</text:p>
          </table:table-cell>
        </table:table-row>
        <table:table-row table:style-name="ro1">
          <table:table-cell office:value-type="float" office:value="5934" calcext:value-type="float">
            <text:p>5934</text:p>
          </table:table-cell>
          <table:table-cell office:value-type="string" calcext:value-type="string">
            <text:p>Deterioro de valor de participaciones a corto plazo en empresas asociadas</text:p>
          </table:table-cell>
        </table:table-row>
        <table:table-row table:style-name="ro1">
          <table:table-cell office:value-type="float" office:value="5935" calcext:value-type="float">
            <text:p>5935</text:p>
          </table:table-cell>
          <table:table-cell office:value-type="string" calcext:value-type="string">
            <text:p>Deterioro de valor de participaciones a corto en otras partes vinculadas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Deterioro de valores representativos de deuda a corto de partes vinculadas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string" calcext:value-type="string">
            <text:p>Deterioro de valores representativos de deuda a corto plazo de empresas del grupo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  <table:table-cell office:value-type="string" calcext:value-type="string">
            <text:p>Deterioro de valores representativos de deuda a corto plazo de empresas asociadas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  <table:table-cell office:value-type="string" calcext:value-type="string">
            <text:p>Deterioro de valores representativos de deuda a corto plazo de otras partes vinculadas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Deterioro de valor de créditos a corto plazo a partes vinculadas</text:p>
          </table:table-cell>
        </table:table-row>
        <table:table-row table:style-name="ro1">
          <table:table-cell office:value-type="float" office:value="5953" calcext:value-type="float">
            <text:p>5953</text:p>
          </table:table-cell>
          <table:table-cell office:value-type="string" calcext:value-type="string">
            <text:p>Deterioro de valor de créditos a corto plazo a empresas del grupo</text:p>
          </table:table-cell>
        </table:table-row>
        <table:table-row table:style-name="ro1">
          <table:table-cell office:value-type="float" office:value="5954" calcext:value-type="float">
            <text:p>5954</text:p>
          </table:table-cell>
          <table:table-cell office:value-type="string" calcext:value-type="string">
            <text:p>Deterioro de valor de créditos a corto plazo a empresas asociadas</text:p>
          </table:table-cell>
        </table:table-row>
        <table:table-row table:style-name="ro1">
          <table:table-cell office:value-type="float" office:value="5955" calcext:value-type="float">
            <text:p>5955</text:p>
          </table:table-cell>
          <table:table-cell office:value-type="string" calcext:value-type="string">
            <text:p>Deterioro de valor de créditos a corto plazo a otras partes vinculadas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Deterioro de valor de participaciones a corto plazo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Deterioro de valor de valores representativos de deuda a corto plazo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Deterioro de valor de créditos a corto plaz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PRAS Y GASTO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OMPRAS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ompras de bienes destinados a la actividad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Compras de materias primas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Compras de otros aprovisionamientos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Descuentos sobre ventas por pronto pago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string" calcext:value-type="string">
            <text:p>Descuentos sobre compras por pronto pago de bienes destinados a la actividad</text:p>
          </table:table-cell>
        </table:table-row>
        <table:table-row table:style-name="ro1">
          <table:table-cell office:value-type="float" office:value="6061" calcext:value-type="float">
            <text:p>6061</text:p>
          </table:table-cell>
          <table:table-cell office:value-type="string" calcext:value-type="string">
            <text:p>Descuentos sobre compras por pronto pago de materias primas</text:p>
          </table:table-cell>
        </table:table-row>
        <table:table-row table:style-name="ro1">
          <table:table-cell office:value-type="float" office:value="6062" calcext:value-type="float">
            <text:p>6062</text:p>
          </table:table-cell>
          <table:table-cell office:value-type="string" calcext:value-type="string">
            <text:p>Descuentos sobre compras por pronto pago de otros aprovisionamientos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Trabajos realizados por otras empresas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Devoluciones de compras y operaciones similares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string" calcext:value-type="string">
            <text:p>Devoluciones de compras de bienes destinados a la actividad</text:p>
          </table:table-cell>
        </table:table-row>
        <table:table-row table:style-name="ro1">
          <table:table-cell office:value-type="float" office:value="6081" calcext:value-type="float">
            <text:p>6081</text:p>
          </table:table-cell>
          <table:table-cell office:value-type="string" calcext:value-type="string">
            <text:p>Devoluciones de compras de materias primas</text:p>
          </table:table-cell>
        </table:table-row>
        <table:table-row table:style-name="ro1">
          <table:table-cell office:value-type="float" office:value="6082" calcext:value-type="float">
            <text:p>6082</text:p>
          </table:table-cell>
          <table:table-cell office:value-type="string" calcext:value-type="string">
            <text:p>Devoluciones de compras de otros aprovisionamientos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Rappels por compras</text:p>
          </table:table-cell>
        </table:table-row>
        <table:table-row table:style-name="ro1">
          <table:table-cell office:value-type="float" office:value="6090" calcext:value-type="float">
            <text:p>6090</text:p>
          </table:table-cell>
          <table:table-cell office:value-type="string" calcext:value-type="string">
            <text:p>Rappels por compras de bienes destinados a la actividad</text:p>
          </table:table-cell>
        </table:table-row>
        <table:table-row table:style-name="ro1">
          <table:table-cell office:value-type="float" office:value="6091" calcext:value-type="float">
            <text:p>6091</text:p>
          </table:table-cell>
          <table:table-cell office:value-type="string" calcext:value-type="string">
            <text:p>Rappels por compras de materias primas</text:p>
          </table:table-cell>
        </table:table-row>
        <table:table-row table:style-name="ro1">
          <table:table-cell office:value-type="float" office:value="6092" calcext:value-type="float">
            <text:p>6092</text:p>
          </table:table-cell>
          <table:table-cell office:value-type="string" calcext:value-type="string">
            <text:p>Rappels por compras de otros aprovisionamiento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ARIACIÓN DE EXISTENCIAS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Variación de existencias de bienes destinados a la actividad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Variación de existencias de materias primas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Variación de existencias de otros aprovisionamiento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ERVICIOS EXTERIORES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Gastos en investigación y desarrollo del ejercicio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Arrendamientos y cánones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Reparaciones y conservación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ervicios de profesionales independientes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Transportes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Primas de seguros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ervicios bancarios y similares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Publicidad, propaganda y relaciones públicas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uministros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Otros servicios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RIBUTOS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Impuesto sobre beneficios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string" calcext:value-type="string">
            <text:p>Impuesto corriente</text:p>
          </table:table-cell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string" calcext:value-type="string">
            <text:p>Impuesto diferido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Otros tributos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Ajustes negativos en la imposición sobre beneficios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Ajustes negativos en la imposición indirecta</text:p>
          </table:table-cell>
        </table:table-row>
        <table:table-row table:style-name="ro1">
          <table:table-cell office:value-type="float" office:value="6341" calcext:value-type="float">
            <text:p>6341</text:p>
          </table:table-cell>
          <table:table-cell office:value-type="string" calcext:value-type="string">
            <text:p>Ajustes negativos en IVA de activo corriente</text:p>
          </table:table-cell>
        </table:table-row>
        <table:table-row table:style-name="ro1">
          <table:table-cell office:value-type="float" office:value="6342" calcext:value-type="float">
            <text:p>6342</text:p>
          </table:table-cell>
          <table:table-cell office:value-type="string" calcext:value-type="string">
            <text:p>Ajustes negativos en IVA de inversiones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Devolución de impuestos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Ajustes positivos en la imposición sobre beneficios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Ajustes positivos en la imposición indirecta</text:p>
          </table:table-cell>
        </table:table-row>
        <table:table-row table:style-name="ro1">
          <table:table-cell office:value-type="float" office:value="6391" calcext:value-type="float">
            <text:p>6391</text:p>
          </table:table-cell>
          <table:table-cell office:value-type="string" calcext:value-type="string">
            <text:p>Ajustes positivos en IVA de activo corriente</text:p>
          </table:table-cell>
        </table:table-row>
        <table:table-row table:style-name="ro1">
          <table:table-cell office:value-type="float" office:value="6392" calcext:value-type="float">
            <text:p>6392</text:p>
          </table:table-cell>
          <table:table-cell office:value-type="string" calcext:value-type="string">
            <text:p>Ajustes positivos en IVA de inversione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ASTOS DE PERSONAL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ueldos y salarios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Indemnizaciones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eguridad Social a cargo de la empresa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Otros gastos sociale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YUDAS MONETARIAS DE LA ENTIDAD Y OTROS GASTOS DE GESTIÓN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Ayudas monetarias</text:p>
          </table:table-cell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string" calcext:value-type="string">
            <text:p>Ayudas monetarias individuales</text:p>
          </table:table-cell>
        </table:table-row>
        <table:table-row table:style-name="ro1">
          <table:table-cell office:value-type="float" office:value="6502" calcext:value-type="float">
            <text:p>6502</text:p>
          </table:table-cell>
          <table:table-cell office:value-type="string" calcext:value-type="string">
            <text:p>Ayudas monetarias a entidades</text:p>
          </table:table-cell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string" calcext:value-type="string">
            <text:p>Ayudas monetarias realizadas a través de otras entidades o centros</text:p>
          </table:table-cell>
        </table:table-row>
        <table:table-row table:style-name="ro1">
          <table:table-cell office:value-type="float" office:value="6504" calcext:value-type="float">
            <text:p>6504</text:p>
          </table:table-cell>
          <table:table-cell office:value-type="string" calcext:value-type="string">
            <text:p>Ayudas monetarias de cooperación internacional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Ayudas no monetarias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string" calcext:value-type="string">
            <text:p>Beneficio transferido (gestor)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string" calcext:value-type="string">
            <text:p>Ayudas no monetarias individuales</text:p>
          </table:table-cell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string" calcext:value-type="string">
            <text:p>Ayudas no monetarias a entidades</text:p>
          </table:table-cell>
        </table:table-row>
        <table:table-row table:style-name="ro1">
          <table:table-cell office:value-type="float" office:value="6513" calcext:value-type="float">
            <text:p>6513</text:p>
          </table:table-cell>
          <table:table-cell office:value-type="string" calcext:value-type="string">
            <text:p>Ayudas no monetarias <text:s/>realizadas a través de otras entidades o centros</text:p>
          </table:table-cell>
        </table:table-row>
        <table:table-row table:style-name="ro1">
          <table:table-cell office:value-type="float" office:value="6514" calcext:value-type="float">
            <text:p>6514</text:p>
          </table:table-cell>
          <table:table-cell office:value-type="string" calcext:value-type="string">
            <text:p>Ayudas no monetarias de cooperación internacional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Compensación de gastos por prestaciones de colaboración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Reembolsos de gastos al órgano de gobierno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Pérdidas de créditos incobrables derivados de la actividad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Resultados de operaciones en común</text:p>
          </table:table-cell>
        </table:table-row>
        <table:table-row table:style-name="ro1">
          <table:table-cell office:value-type="float" office:value="6560" calcext:value-type="float">
            <text:p>6560</text:p>
          </table:table-cell>
          <table:table-cell office:value-type="string" calcext:value-type="string">
            <text:p>Beneficio transferido (gestor)</text:p>
          </table:table-cell>
        </table:table-row>
        <table:table-row table:style-name="ro1">
          <table:table-cell office:value-type="float" office:value="6561" calcext:value-type="float">
            <text:p>6561</text:p>
          </table:table-cell>
          <table:table-cell office:value-type="string" calcext:value-type="string">
            <text:p>Pérdida soportada (partícipe o asociado no gestor)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Reintegro de subvenciones, donaciones y legados recibidos, afectos a la actividad propia de la entidad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Otras pérdidas en gestión corrient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ASTOS FINANCIEROS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Gastos financieros por actualización de provisiones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Intereses de obligaciones y bonos</text:p>
          </table:table-cell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string" calcext:value-type="string">
            <text:p>Intereses de obligaciones y bonos a largo plazo, empresas del grupo</text:p>
          </table:table-cell>
        </table:table-row>
        <table:table-row table:style-name="ro1">
          <table:table-cell office:value-type="float" office:value="6611" calcext:value-type="float">
            <text:p>6611</text:p>
          </table:table-cell>
          <table:table-cell office:value-type="string" calcext:value-type="string">
            <text:p>Intereses de obligaciones y bonos a largo plazo, empresas asociadas</text:p>
          </table:table-cell>
        </table:table-row>
        <table:table-row table:style-name="ro1">
          <table:table-cell office:value-type="float" office:value="6612" calcext:value-type="float">
            <text:p>6612</text:p>
          </table:table-cell>
          <table:table-cell office:value-type="string" calcext:value-type="string">
            <text:p>Intereses de obligaciones y bonos a largo plazo, otras partes vinculadas</text:p>
          </table:table-cell>
        </table:table-row>
        <table:table-row table:style-name="ro1">
          <table:table-cell office:value-type="float" office:value="6613" calcext:value-type="float">
            <text:p>6613</text:p>
          </table:table-cell>
          <table:table-cell office:value-type="string" calcext:value-type="string">
            <text:p>Intereses de obligaciones y bonos a largo plazo, otras empresas</text:p>
          </table:table-cell>
        </table:table-row>
        <table:table-row table:style-name="ro1">
          <table:table-cell office:value-type="float" office:value="6615" calcext:value-type="float">
            <text:p>6615</text:p>
          </table:table-cell>
          <table:table-cell office:value-type="string" calcext:value-type="string">
            <text:p>Intereses de obligaciones y bonos a corto plazo, empresas del grupo</text:p>
          </table:table-cell>
        </table:table-row>
        <table:table-row table:style-name="ro1">
          <table:table-cell office:value-type="float" office:value="6616" calcext:value-type="float">
            <text:p>6616</text:p>
          </table:table-cell>
          <table:table-cell office:value-type="string" calcext:value-type="string">
            <text:p>Intereses de obligaciones y bonos a corto plazo, empresas asociadas</text:p>
          </table:table-cell>
        </table:table-row>
        <table:table-row table:style-name="ro1">
          <table:table-cell office:value-type="float" office:value="6617" calcext:value-type="float">
            <text:p>6617</text:p>
          </table:table-cell>
          <table:table-cell office:value-type="string" calcext:value-type="string">
            <text:p>Intereses de obligaciones y bonos a corto plazo, otras partes vinculadas</text:p>
          </table:table-cell>
        </table:table-row>
        <table:table-row table:style-name="ro1">
          <table:table-cell office:value-type="float" office:value="6618" calcext:value-type="float">
            <text:p>6618</text:p>
          </table:table-cell>
          <table:table-cell office:value-type="string" calcext:value-type="string">
            <text:p>Intereses de obligaciones y bonos a corto plazo, otras empresas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Intereses de deudas</text:p>
          </table:table-cell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string" calcext:value-type="string">
            <text:p>Intereses de deudas, empresas del grupo</text:p>
          </table:table-cell>
        </table:table-row>
        <table:table-row table:style-name="ro1">
          <table:table-cell office:value-type="float" office:value="6621" calcext:value-type="float">
            <text:p>6621</text:p>
          </table:table-cell>
          <table:table-cell office:value-type="string" calcext:value-type="string">
            <text:p>Intereses de deudas, empresas asociadas</text:p>
          </table:table-cell>
        </table:table-row>
        <table:table-row table:style-name="ro1">
          <table:table-cell office:value-type="float" office:value="6622" calcext:value-type="float">
            <text:p>6622</text:p>
          </table:table-cell>
          <table:table-cell office:value-type="string" calcext:value-type="string">
            <text:p>Intereses de deudas, otras partes vinculadas</text:p>
          </table:table-cell>
        </table:table-row>
        <table:table-row table:style-name="ro1">
          <table:table-cell office:value-type="float" office:value="6623" calcext:value-type="float">
            <text:p>6623</text:p>
          </table:table-cell>
          <table:table-cell office:value-type="string" calcext:value-type="string">
            <text:p>Intereses de deudas con entidades de crédito</text:p>
          </table:table-cell>
        </table:table-row>
        <table:table-row table:style-name="ro1">
          <table:table-cell office:value-type="float" office:value="6624" calcext:value-type="float">
            <text:p>6624</text:p>
          </table:table-cell>
          <table:table-cell office:value-type="string" calcext:value-type="string">
            <text:p>Intereses de deudas, otras empresas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Pérdidas por valoración de activos y pasivos financieros por su valor razonable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Dividendos de acciones o participaciones consideradas como pasivos financieros</text:p>
          </table:table-cell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string" calcext:value-type="string">
            <text:p>Dividendos de pasivos, empresas del grupo</text:p>
          </table:table-cell>
        </table:table-row>
        <table:table-row table:style-name="ro1">
          <table:table-cell office:value-type="float" office:value="6641" calcext:value-type="float">
            <text:p>6641</text:p>
          </table:table-cell>
          <table:table-cell office:value-type="string" calcext:value-type="string">
            <text:p>Dividendos de pasivos, empresas asociadas</text:p>
          </table:table-cell>
        </table:table-row>
        <table:table-row table:style-name="ro1">
          <table:table-cell office:value-type="float" office:value="6642" calcext:value-type="float">
            <text:p>6642</text:p>
          </table:table-cell>
          <table:table-cell office:value-type="string" calcext:value-type="string">
            <text:p>Dividendos de pasivos, otras partes vinculadas</text:p>
          </table:table-cell>
        </table:table-row>
        <table:table-row table:style-name="ro1">
          <table:table-cell office:value-type="float" office:value="6643" calcext:value-type="float">
            <text:p>6643</text:p>
          </table:table-cell>
          <table:table-cell office:value-type="string" calcext:value-type="string">
            <text:p>Dividendos de pasivos, otras empresas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Intereses por descuento de efectos y operaciones de factoring</text:p>
          </table:table-cell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string" calcext:value-type="string">
            <text:p>Intereses por descuento de efectos en entidades de crédito del grupo</text:p>
          </table:table-cell>
        </table:table-row>
        <table:table-row table:style-name="ro1">
          <table:table-cell office:value-type="float" office:value="6651" calcext:value-type="float">
            <text:p>6651</text:p>
          </table:table-cell>
          <table:table-cell office:value-type="string" calcext:value-type="string">
            <text:p>Intereses por descuento de efectos en entidades de crédito asociadas</text:p>
          </table:table-cell>
        </table:table-row>
        <table:table-row table:style-name="ro1">
          <table:table-cell office:value-type="float" office:value="6652" calcext:value-type="float">
            <text:p>6652</text:p>
          </table:table-cell>
          <table:table-cell office:value-type="string" calcext:value-type="string">
            <text:p>Intereses por descuento de efectos en otras entidades de crédito vinculadas</text:p>
          </table:table-cell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string" calcext:value-type="string">
            <text:p>Intereses por descuento de efectos en otras entidades de crédito</text:p>
          </table:table-cell>
        </table:table-row>
        <table:table-row table:style-name="ro1">
          <table:table-cell office:value-type="float" office:value="6654" calcext:value-type="float">
            <text:p>6654</text:p>
          </table:table-cell>
          <table:table-cell office:value-type="string" calcext:value-type="string">
            <text:p>Intereses por operaciones de factoring con entidades de crédito del grupo</text:p>
          </table:table-cell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string" calcext:value-type="string">
            <text:p>Intereses por operaciones de factoring con entidades de crédito asociadas</text:p>
          </table:table-cell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string" calcext:value-type="string">
            <text:p>Intereses por operaciones de factoring con otras entidades de crédito vinculadas</text:p>
          </table:table-cell>
        </table:table-row>
        <table:table-row table:style-name="ro1">
          <table:table-cell office:value-type="float" office:value="6657" calcext:value-type="float">
            <text:p>6657</text:p>
          </table:table-cell>
          <table:table-cell office:value-type="string" calcext:value-type="string">
            <text:p>Intereses por operaciones de factoring con otras entidades de crédito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Pérdidas en participaciones y valores representativos de deuda</text:p>
          </table:table-cell>
        </table:table-row>
        <table:table-row table:style-name="ro1">
          <table:table-cell office:value-type="float" office:value="6660" calcext:value-type="float">
            <text:p>6660</text:p>
          </table:table-cell>
          <table:table-cell office:value-type="string" calcext:value-type="string">
            <text:p>Pérdidas en participaciones y valores representativos de deuda a largo plazo, empresas del grupo</text:p>
          </table:table-cell>
        </table:table-row>
        <table:table-row table:style-name="ro1">
          <table:table-cell office:value-type="float" office:value="6661" calcext:value-type="float">
            <text:p>6661</text:p>
          </table:table-cell>
          <table:table-cell office:value-type="string" calcext:value-type="string">
            <text:p>Pérdidas en participaciones y valores representativos de deuda a largo plazo, empresas asociadas</text:p>
          </table:table-cell>
        </table:table-row>
        <table:table-row table:style-name="ro1">
          <table:table-cell office:value-type="float" office:value="6662" calcext:value-type="float">
            <text:p>6662</text:p>
          </table:table-cell>
          <table:table-cell office:value-type="string" calcext:value-type="string">
            <text:p>Pérdidas en participaciones y valores representativos de deuda a largo plazo, otras partes vinculadas</text:p>
          </table:table-cell>
        </table:table-row>
        <table:table-row table:style-name="ro1">
          <table:table-cell office:value-type="float" office:value="6663" calcext:value-type="float">
            <text:p>6663</text:p>
          </table:table-cell>
          <table:table-cell office:value-type="string" calcext:value-type="string">
            <text:p>Pérdidas en participaciones y valores representativos de deuda a largo plazo, otras empresas</text:p>
          </table:table-cell>
        </table:table-row>
        <table:table-row table:style-name="ro1">
          <table:table-cell office:value-type="float" office:value="6665" calcext:value-type="float">
            <text:p>6665</text:p>
          </table:table-cell>
          <table:table-cell office:value-type="string" calcext:value-type="string">
            <text:p>Pérdidas en participaciones y valores representativos de deuda a corto plazo, empresas del grupo</text:p>
          </table:table-cell>
        </table:table-row>
        <table:table-row table:style-name="ro1">
          <table:table-cell office:value-type="float" office:value="6666" calcext:value-type="float">
            <text:p>6666</text:p>
          </table:table-cell>
          <table:table-cell office:value-type="string" calcext:value-type="string">
            <text:p>Pérdidas en participaciones y valores representativos de deuda a corto plazo, empresas asociadas</text:p>
          </table:table-cell>
        </table:table-row>
        <table:table-row table:style-name="ro1">
          <table:table-cell office:value-type="float" office:value="6667" calcext:value-type="float">
            <text:p>6667</text:p>
          </table:table-cell>
          <table:table-cell office:value-type="string" calcext:value-type="string">
            <text:p>Pérdidas en participaciones y valores representativos de deuda a corto plazo, otras partes vinculadas</text:p>
          </table:table-cell>
        </table:table-row>
        <table:table-row table:style-name="ro1">
          <table:table-cell office:value-type="float" office:value="6668" calcext:value-type="float">
            <text:p>6668</text:p>
          </table:table-cell>
          <table:table-cell office:value-type="string" calcext:value-type="string">
            <text:p>Pérdidas en participaciones y valores representativos de deuda a corto plazo, de otras empresas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Pérdidas de créditos no comerciales</text:p>
          </table:table-cell>
        </table:table-row>
        <table:table-row table:style-name="ro1">
          <table:table-cell office:value-type="float" office:value="6670" calcext:value-type="float">
            <text:p>6670</text:p>
          </table:table-cell>
          <table:table-cell office:value-type="string" calcext:value-type="string">
            <text:p>Pérdidas de créditos a largo plazo, empresas del grupo</text:p>
          </table:table-cell>
        </table:table-row>
        <table:table-row table:style-name="ro1">
          <table:table-cell office:value-type="float" office:value="6671" calcext:value-type="float">
            <text:p>6671</text:p>
          </table:table-cell>
          <table:table-cell office:value-type="string" calcext:value-type="string">
            <text:p>Pérdidas de créditos a largo plazo, empresas asociadas</text:p>
          </table:table-cell>
        </table:table-row>
        <table:table-row table:style-name="ro1">
          <table:table-cell office:value-type="float" office:value="6672" calcext:value-type="float">
            <text:p>6672</text:p>
          </table:table-cell>
          <table:table-cell office:value-type="string" calcext:value-type="string">
            <text:p>Pérdidas de créditos a largo plazo, otras partes vinculadas</text:p>
          </table:table-cell>
        </table:table-row>
        <table:table-row table:style-name="ro1">
          <table:table-cell office:value-type="float" office:value="6673" calcext:value-type="float">
            <text:p>6673</text:p>
          </table:table-cell>
          <table:table-cell office:value-type="string" calcext:value-type="string">
            <text:p>Pérdidas de créditos a largo plazo, otras empresas</text:p>
          </table:table-cell>
        </table:table-row>
        <table:table-row table:style-name="ro1">
          <table:table-cell office:value-type="float" office:value="6675" calcext:value-type="float">
            <text:p>6675</text:p>
          </table:table-cell>
          <table:table-cell office:value-type="string" calcext:value-type="string">
            <text:p>Pérdidas de créditos a corto plazo, empresas del grupo</text:p>
          </table:table-cell>
        </table:table-row>
        <table:table-row table:style-name="ro1">
          <table:table-cell office:value-type="float" office:value="6676" calcext:value-type="float">
            <text:p>6676</text:p>
          </table:table-cell>
          <table:table-cell office:value-type="string" calcext:value-type="string">
            <text:p>Pérdidas de créditos a corto plazo, empresas asociadas</text:p>
          </table:table-cell>
        </table:table-row>
        <table:table-row table:style-name="ro1">
          <table:table-cell office:value-type="float" office:value="6677" calcext:value-type="float">
            <text:p>6677</text:p>
          </table:table-cell>
          <table:table-cell office:value-type="string" calcext:value-type="string">
            <text:p>Pérdidas de créditos a corto plazo, otras partes vinculadas</text:p>
          </table:table-cell>
        </table:table-row>
        <table:table-row table:style-name="ro1">
          <table:table-cell office:value-type="float" office:value="6678" calcext:value-type="float">
            <text:p>6678</text:p>
          </table:table-cell>
          <table:table-cell office:value-type="string" calcext:value-type="string">
            <text:p>Pérdidas de créditos a corto plazo, de otras empresas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Diferencias negativas de cambio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Otros gastos financiero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ÉRDIDAS PROCEDENTES DE ACTIVOS NO CORRIENTES Y GASTOS EXCEPCIONALES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Pérdidas procedentes del inmovilizado intangible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Pérdidas procedentes del inmovilizado material y de bienes del Patrimonio Histórico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Pérdidas procedentes de las inversiones inmobiliarias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Pérdidas procedentes de participaciones a largo plazo en partes vinculadas</text:p>
          </table:table-cell>
        </table:table-row>
        <table:table-row table:style-name="ro1">
          <table:table-cell office:value-type="float" office:value="6733" calcext:value-type="float">
            <text:p>6733</text:p>
          </table:table-cell>
          <table:table-cell office:value-type="string" calcext:value-type="string">
            <text:p>Pérdidas procedentes de participaciones a largo plazo, empresas del grupo</text:p>
          </table:table-cell>
        </table:table-row>
        <table:table-row table:style-name="ro1">
          <table:table-cell office:value-type="float" office:value="6734" calcext:value-type="float">
            <text:p>6734</text:p>
          </table:table-cell>
          <table:table-cell office:value-type="string" calcext:value-type="string">
            <text:p>Pérdidas procedentes de participaciones a largo plazo, empresas asociadas</text:p>
          </table:table-cell>
        </table:table-row>
        <table:table-row table:style-name="ro1">
          <table:table-cell office:value-type="float" office:value="6735" calcext:value-type="float">
            <text:p>6735</text:p>
          </table:table-cell>
          <table:table-cell office:value-type="string" calcext:value-type="string">
            <text:p>Pérdidas procedentes de participaciones a largo plazo, otras partes vinculadas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Pérdidas por operaciones con obligaciones propias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Gastos excepcionale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OTACIONES PARA AMORTIZACIONES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Amortización del inmovilizado intangible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Amortización del inmovilizado material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Amortización de las inversiones inmobiliaria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ÉRDIDAS POR DETERIORO Y OTRAS DOTACIONES La cuenta 691, 694 y 695 pasan a denominarse: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Pérdidas por deterioro del inmovilizado intangible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Pérdidas por deterioro del inmovilizado material y de bienes del Patrimonio Histórico</text:p>
          </table:table-cell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string" calcext:value-type="string">
            <text:p>Pérdidas por deterioro del inmovilizado material</text:p>
          </table:table-cell>
        </table:table-row>
        <table:table-row table:style-name="ro1">
          <table:table-cell office:value-type="float" office:value="6911" calcext:value-type="float">
            <text:p>6911</text:p>
          </table:table-cell>
          <table:table-cell office:value-type="string" calcext:value-type="string">
            <text:p>Pérdidas por deterioro de bienes del Patrimonio Histórico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Pérdidas por deterioro de las inversiones inmobiliarias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Pérdidas por deterioro de existencias</text:p>
          </table:table-cell>
        </table:table-row>
        <table:table-row table:style-name="ro1">
          <table:table-cell office:value-type="float" office:value="6930" calcext:value-type="float">
            <text:p>6930</text:p>
          </table:table-cell>
          <table:table-cell office:value-type="string" calcext:value-type="string">
            <text:p>Pérdidas por deterioro de productos terminados y en curso de fabricación</text:p>
          </table:table-cell>
        </table:table-row>
        <table:table-row table:style-name="ro1">
          <table:table-cell office:value-type="float" office:value="6931" calcext:value-type="float">
            <text:p>6931</text:p>
          </table:table-cell>
          <table:table-cell office:value-type="string" calcext:value-type="string">
            <text:p>Pérdidas por deterioro de mercaderías</text:p>
          </table:table-cell>
        </table:table-row>
        <table:table-row table:style-name="ro1">
          <table:table-cell office:value-type="float" office:value="6932" calcext:value-type="float">
            <text:p>6932</text:p>
          </table:table-cell>
          <table:table-cell office:value-type="string" calcext:value-type="string">
            <text:p>Pérdidas por deterioro de materias primas</text:p>
          </table:table-cell>
        </table:table-row>
        <table:table-row table:style-name="ro1">
          <table:table-cell office:value-type="float" office:value="6933" calcext:value-type="float">
            <text:p>6933</text:p>
          </table:table-cell>
          <table:table-cell office:value-type="string" calcext:value-type="string">
            <text:p>Pérdidas por deterioro de otros aprovisionamientos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Pérdidas por deterioro de créditos por operaciones de la actividad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Dotación a la provisión por operaciones de la actividad</text:p>
          </table:table-cell>
        </table:table-row>
        <table:table-row table:style-name="ro1">
          <table:table-cell office:value-type="float" office:value="6954" calcext:value-type="float">
            <text:p>6954</text:p>
          </table:table-cell>
          <table:table-cell office:value-type="string" calcext:value-type="string">
            <text:p>Dotación a la provisión por contratos onerosos</text:p>
          </table:table-cell>
        </table:table-row>
        <table:table-row table:style-name="ro1">
          <table:table-cell office:value-type="float" office:value="6959" calcext:value-type="float">
            <text:p>6959</text:p>
          </table:table-cell>
          <table:table-cell office:value-type="string" calcext:value-type="string">
            <text:p>Dotación a la provisión por otras operaciones comerciales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Pérdidas por deterioro de participaciones y valores representativos de deuda a largo plazo</text:p>
          </table:table-cell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string" calcext:value-type="string">
            <text:p>Pérdidas por deterioro de participaciones en instrumentos de patrimonio neto a largo plazo, empresas del grupo</text:p>
          </table:table-cell>
        </table:table-row>
        <table:table-row table:style-name="ro1">
          <table:table-cell office:value-type="float" office:value="6961" calcext:value-type="float">
            <text:p>6961</text:p>
          </table:table-cell>
          <table:table-cell office:value-type="string" calcext:value-type="string">
            <text:p>Pérdidas por deterioro de participaciones en instrumentos de patrimonio neto a largo plazo, empresas asociadas</text:p>
          </table:table-cell>
        </table:table-row>
        <table:table-row table:style-name="ro1">
          <table:table-cell office:value-type="float" office:value="6962" calcext:value-type="float">
            <text:p>6962</text:p>
          </table:table-cell>
          <table:table-cell office:value-type="string" calcext:value-type="string">
            <text:p>Pérdidas por deterioro de participaciones en instrumentos de patrimonio neto a largo plazo, otras partes vinculadas</text:p>
          </table:table-cell>
        </table:table-row>
        <table:table-row table:style-name="ro1">
          <table:table-cell office:value-type="float" office:value="6963" calcext:value-type="float">
            <text:p>6963</text:p>
          </table:table-cell>
          <table:table-cell office:value-type="string" calcext:value-type="string">
            <text:p>Pérdidas por deterioro de participaciones en instrumentos de patrimonio neto a largo plazo, otras empresas</text:p>
          </table:table-cell>
        </table:table-row>
        <table:table-row table:style-name="ro1">
          <table:table-cell office:value-type="float" office:value="6965" calcext:value-type="float">
            <text:p>6965</text:p>
          </table:table-cell>
          <table:table-cell office:value-type="string" calcext:value-type="string">
            <text:p>Pérdidas por deterioro en valores representativos de deuda a largo plazo, empresas del grupo</text:p>
          </table:table-cell>
        </table:table-row>
        <table:table-row table:style-name="ro1">
          <table:table-cell office:value-type="float" office:value="6966" calcext:value-type="float">
            <text:p>6966</text:p>
          </table:table-cell>
          <table:table-cell office:value-type="string" calcext:value-type="string">
            <text:p>Pérdidas por deterioro en valores representativos de deuda a largo plazo, empresas asociadas</text:p>
          </table:table-cell>
        </table:table-row>
        <table:table-row table:style-name="ro1">
          <table:table-cell office:value-type="float" office:value="6967" calcext:value-type="float">
            <text:p>6967</text:p>
          </table:table-cell>
          <table:table-cell office:value-type="string" calcext:value-type="string">
            <text:p>Pérdidas por deterioro en valores representativos de deuda a largo plazo, otras partes vinculadas</text:p>
          </table:table-cell>
        </table:table-row>
        <table:table-row table:style-name="ro1">
          <table:table-cell office:value-type="float" office:value="6968" calcext:value-type="float">
            <text:p>6968</text:p>
          </table:table-cell>
          <table:table-cell office:value-type="string" calcext:value-type="string">
            <text:p>Pérdidas por deterioro en valores representativos de deuda a largo plazo, de otras empresas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Pérdidas por deterioro de créditos a largo plazo</text:p>
          </table:table-cell>
        </table:table-row>
        <table:table-row table:style-name="ro1">
          <table:table-cell office:value-type="float" office:value="6970" calcext:value-type="float">
            <text:p>6970</text:p>
          </table:table-cell>
          <table:table-cell office:value-type="string" calcext:value-type="string">
            <text:p>Pérdidas por deterioro de créditos a largo plazo, empresas del grupo</text:p>
          </table:table-cell>
        </table:table-row>
        <table:table-row table:style-name="ro1">
          <table:table-cell office:value-type="float" office:value="6971" calcext:value-type="float">
            <text:p>6971</text:p>
          </table:table-cell>
          <table:table-cell office:value-type="string" calcext:value-type="string">
            <text:p>Pérdidas por deterioro de créditos a largo plazo, empresas asociadas</text:p>
          </table:table-cell>
        </table:table-row>
        <table:table-row table:style-name="ro1">
          <table:table-cell office:value-type="float" office:value="6972" calcext:value-type="float">
            <text:p>6972</text:p>
          </table:table-cell>
          <table:table-cell office:value-type="string" calcext:value-type="string">
            <text:p>Pérdidas por deterioro de créditos a largo plazo, otras partes vinculadas</text:p>
          </table:table-cell>
        </table:table-row>
        <table:table-row table:style-name="ro1">
          <table:table-cell office:value-type="float" office:value="6973" calcext:value-type="float">
            <text:p>6973</text:p>
          </table:table-cell>
          <table:table-cell office:value-type="string" calcext:value-type="string">
            <text:p>Pérdidas por deterioro de créditos a largo plazo, otras empresas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Pérdidas deterioro de participaciones y valores representativos de deuda a corto plazo</text:p>
          </table:table-cell>
        </table:table-row>
        <table:table-row table:style-name="ro1">
          <table:table-cell office:value-type="float" office:value="6980" calcext:value-type="float">
            <text:p>6980</text:p>
          </table:table-cell>
          <table:table-cell office:value-type="string" calcext:value-type="string">
            <text:p>Pérdidas por deterioro de participaciones en instrumentos de patrimonio neto a corto plazo, empresas del grupo</text:p>
          </table:table-cell>
        </table:table-row>
        <table:table-row table:style-name="ro1">
          <table:table-cell office:value-type="float" office:value="6981" calcext:value-type="float">
            <text:p>6981</text:p>
          </table:table-cell>
          <table:table-cell office:value-type="string" calcext:value-type="string">
            <text:p>Pérdidas por deterioro de participaciones en instrumentos de patrimonio neto a corto plazo, empresas asociadas</text:p>
          </table:table-cell>
        </table:table-row>
        <table:table-row table:style-name="ro1">
          <table:table-cell office:value-type="float" office:value="6985" calcext:value-type="float">
            <text:p>6985</text:p>
          </table:table-cell>
          <table:table-cell office:value-type="string" calcext:value-type="string">
            <text:p>Pérdidas por deterioro en valores representativos de deuda a corto plazo, empresas del grupo</text:p>
          </table:table-cell>
        </table:table-row>
        <table:table-row table:style-name="ro1">
          <table:table-cell office:value-type="float" office:value="6986" calcext:value-type="float">
            <text:p>6986</text:p>
          </table:table-cell>
          <table:table-cell office:value-type="string" calcext:value-type="string">
            <text:p>Pérdidas por deterioro en valores representativos de deuda a corto plazo, empresas asociadas</text:p>
          </table:table-cell>
        </table:table-row>
        <table:table-row table:style-name="ro1">
          <table:table-cell office:value-type="float" office:value="6987" calcext:value-type="float">
            <text:p>6987</text:p>
          </table:table-cell>
          <table:table-cell office:value-type="string" calcext:value-type="string">
            <text:p>Pérdidas por deterioro en valores representativos de deuda a corto plazo, otras partes vinculadas</text:p>
          </table:table-cell>
        </table:table-row>
        <table:table-row table:style-name="ro1">
          <table:table-cell office:value-type="float" office:value="6988" calcext:value-type="float">
            <text:p>6988</text:p>
          </table:table-cell>
          <table:table-cell office:value-type="string" calcext:value-type="string">
            <text:p>Pérdidas por deterioro en valores representativos de deuda a corto plazo, de otras empresas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Pérdidas por deterioro de créditos a corto plazo</text:p>
          </table:table-cell>
        </table:table-row>
        <table:table-row table:style-name="ro1">
          <table:table-cell office:value-type="float" office:value="6990" calcext:value-type="float">
            <text:p>6990</text:p>
          </table:table-cell>
          <table:table-cell office:value-type="string" calcext:value-type="string">
            <text:p>Pérdidas por deterioro de créditos a corto plazo, empresas del grupo</text:p>
          </table:table-cell>
        </table:table-row>
        <table:table-row table:style-name="ro1">
          <table:table-cell office:value-type="float" office:value="6991" calcext:value-type="float">
            <text:p>6991</text:p>
          </table:table-cell>
          <table:table-cell office:value-type="string" calcext:value-type="string">
            <text:p>Pérdidas por deterioro de créditos a corto plazo, empresas asociadas</text:p>
          </table:table-cell>
        </table:table-row>
        <table:table-row table:style-name="ro1">
          <table:table-cell office:value-type="float" office:value="6992" calcext:value-type="float">
            <text:p>6992</text:p>
          </table:table-cell>
          <table:table-cell office:value-type="string" calcext:value-type="string">
            <text:p>Pérdidas por deterioro de créditos a corto plazo, otras partes vinculadas</text:p>
          </table:table-cell>
        </table:table-row>
        <table:table-row table:style-name="ro1">
          <table:table-cell office:value-type="float" office:value="6993" calcext:value-type="float">
            <text:p>6993</text:p>
          </table:table-cell>
          <table:table-cell office:value-type="string" calcext:value-type="string">
            <text:p>Pérdidas por deterioro de créditos a corto plazo, otras empresa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NTAS E INGRESO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ENTAS DE MERCADERÍAS, DE PRODUCCIÓN PROPIA, DE SERVICIOS, ETC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Ventas de mercaderías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Ventas de productos terminados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Ventas de productos semiterminados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Ventas de subproductos y residuos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Ventas de envases y embalajes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Prestaciones de servicios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Descuentos sobre ventas por pronto pago</text:p>
          </table:table-cell>
        </table:table-row>
        <table:table-row table:style-name="ro1">
          <table:table-cell office:value-type="float" office:value="7060" calcext:value-type="float">
            <text:p>7060</text:p>
          </table:table-cell>
          <table:table-cell office:value-type="string" calcext:value-type="string">
            <text:p>Descuentos sobre ventas por pronto pago de mercaderias</text:p>
          </table:table-cell>
        </table:table-row>
        <table:table-row table:style-name="ro1">
          <table:table-cell office:value-type="float" office:value="7061" calcext:value-type="float">
            <text:p>7061</text:p>
          </table:table-cell>
          <table:table-cell office:value-type="string" calcext:value-type="string">
            <text:p>Descuentos sobre ventas por pronto pago de productos terminados</text:p>
          </table:table-cell>
        </table:table-row>
        <table:table-row table:style-name="ro1">
          <table:table-cell office:value-type="float" office:value="7062" calcext:value-type="float">
            <text:p>7062</text:p>
          </table:table-cell>
          <table:table-cell office:value-type="string" calcext:value-type="string">
            <text:p>Descuentos sobre ventas por pronto pago de productos semiterminados</text:p>
          </table:table-cell>
        </table:table-row>
        <table:table-row table:style-name="ro1">
          <table:table-cell office:value-type="float" office:value="7063" calcext:value-type="float">
            <text:p>7063</text:p>
          </table:table-cell>
          <table:table-cell office:value-type="string" calcext:value-type="string">
            <text:p>Descuentos sobre ventas por pronto pago de subproductos y residuos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Devoluciones de ventas y operaciones similares</text:p>
          </table:table-cell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string" calcext:value-type="string">
            <text:p>Devoluciones de ventas de mercaderías</text:p>
          </table:table-cell>
        </table:table-row>
        <table:table-row table:style-name="ro1">
          <table:table-cell office:value-type="float" office:value="7081" calcext:value-type="float">
            <text:p>7081</text:p>
          </table:table-cell>
          <table:table-cell office:value-type="string" calcext:value-type="string">
            <text:p>Devoluciones de ventas de productos terminados</text:p>
          </table:table-cell>
        </table:table-row>
        <table:table-row table:style-name="ro1">
          <table:table-cell office:value-type="float" office:value="7082" calcext:value-type="float">
            <text:p>7082</text:p>
          </table:table-cell>
          <table:table-cell office:value-type="string" calcext:value-type="string">
            <text:p>Devoluciones de ventas de productos semiterminados</text:p>
          </table:table-cell>
        </table:table-row>
        <table:table-row table:style-name="ro1">
          <table:table-cell office:value-type="float" office:value="7083" calcext:value-type="float">
            <text:p>7083</text:p>
          </table:table-cell>
          <table:table-cell office:value-type="string" calcext:value-type="string">
            <text:p>Devoluciones de ventas de subproductos y residuos</text:p>
          </table:table-cell>
        </table:table-row>
        <table:table-row table:style-name="ro1">
          <table:table-cell office:value-type="float" office:value="7084" calcext:value-type="float">
            <text:p>7084</text:p>
          </table:table-cell>
          <table:table-cell office:value-type="string" calcext:value-type="string">
            <text:p>Devoluciones de ventas de envases y embalajes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Rappels sobre ventas</text:p>
          </table:table-cell>
        </table:table-row>
        <table:table-row table:style-name="ro1">
          <table:table-cell office:value-type="float" office:value="7090" calcext:value-type="float">
            <text:p>7090</text:p>
          </table:table-cell>
          <table:table-cell office:value-type="string" calcext:value-type="string">
            <text:p>Rappels sobre ventas de mercaderias</text:p>
          </table:table-cell>
        </table:table-row>
        <table:table-row table:style-name="ro1">
          <table:table-cell office:value-type="float" office:value="7091" calcext:value-type="float">
            <text:p>7091</text:p>
          </table:table-cell>
          <table:table-cell office:value-type="string" calcext:value-type="string">
            <text:p>Rappels sobre ventas de productos terminados</text:p>
          </table:table-cell>
        </table:table-row>
        <table:table-row table:style-name="ro1">
          <table:table-cell office:value-type="float" office:value="7092" calcext:value-type="float">
            <text:p>7092</text:p>
          </table:table-cell>
          <table:table-cell office:value-type="string" calcext:value-type="string">
            <text:p>Rappels sobre ventas de productos semiterminados</text:p>
          </table:table-cell>
        </table:table-row>
        <table:table-row table:style-name="ro1">
          <table:table-cell office:value-type="float" office:value="7093" calcext:value-type="float">
            <text:p>7093</text:p>
          </table:table-cell>
          <table:table-cell office:value-type="string" calcext:value-type="string">
            <text:p>Rappels sobre ventas de subproductos y residuos</text:p>
          </table:table-cell>
        </table:table-row>
        <table:table-row table:style-name="ro1">
          <table:table-cell office:value-type="float" office:value="7094" calcext:value-type="float">
            <text:p>7094</text:p>
          </table:table-cell>
          <table:table-cell office:value-type="string" calcext:value-type="string">
            <text:p>Rappels sobre ventas de envases y embalaje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ARIACIÓN DE EXISTENCIAS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Variación de existencias de productos en curso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Variación de existencias de productos semiterminados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Variación de existencias de productos terminados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Variación de existencias de subproductos, residuos y materiales recuperado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NGRESOS PROPIOS DE LA ENTIDAD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Cuotas de asociados y afiliados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Cuotas de usuarios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Promociones para captación de recursos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Ingresos de patrocinadores y colaboraciones</text:p>
          </table:table-cell>
        </table:table-row>
        <table:table-row table:style-name="ro1">
          <table:table-cell office:value-type="float" office:value="7230" calcext:value-type="float">
            <text:p>7230</text:p>
          </table:table-cell>
          <table:table-cell office:value-type="string" calcext:value-type="string">
            <text:p>Patrocinio</text:p>
          </table:table-cell>
        </table:table-row>
        <table:table-row table:style-name="ro1">
          <table:table-cell office:value-type="float" office:value="7231" calcext:value-type="float">
            <text:p>7231</text:p>
          </table:table-cell>
          <table:table-cell office:value-type="string" calcext:value-type="string">
            <text:p>Patrocinio publicitario</text:p>
          </table:table-cell>
        </table:table-row>
        <table:table-row table:style-name="ro1">
          <table:table-cell office:value-type="float" office:value="7233" calcext:value-type="float">
            <text:p>7233</text:p>
          </table:table-cell>
          <table:table-cell office:value-type="string" calcext:value-type="string">
            <text:p>Colaboraciones empresariales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Ingresos por reintegro de ayudas y asignacione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RABAJOS REALIZADOS PARA LA EMPRESA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Trabajos realizados para el inmovilizado intangible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Trabajos realizados para el inmovilizado material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Trabajos realizados en inversiones inmobiliarias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Trabajos realizados para el inmovilizado material en curso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UBVENCIONES, DONACIONES Y LEGADOS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Subvenciones a la actividad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Subvenciones del capital transferidas al excedente del ejercicio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Donaciones y legados de capital transferidas al excedente del ejercicio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Donaciones y legados transferidos al excedente del ejercicio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Otras subvenciones transferidas al excedente del ejercicio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OTROS INGRESOS DE GESTIÓN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Resultados de operaciones en común</text:p>
          </table:table-cell>
        </table:table-row>
        <table:table-row table:style-name="ro1">
          <table:table-cell office:value-type="float" office:value="7510" calcext:value-type="float">
            <text:p>7510</text:p>
          </table:table-cell>
          <table:table-cell office:value-type="string" calcext:value-type="string">
            <text:p>Pérdida transferida (gestor)</text:p>
          </table:table-cell>
        </table:table-row>
        <table:table-row table:style-name="ro1">
          <table:table-cell office:value-type="float" office:value="7511" calcext:value-type="float">
            <text:p>7511</text:p>
          </table:table-cell>
          <table:table-cell office:value-type="string" calcext:value-type="string">
            <text:p>Beneficio atribuido (partícipe o asociado no gestor)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Ingresos por arrendamientos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Ingresos de propiedad industrial cedida en explotación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Ingresos por comisiones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Ingresos por servicios al personal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Ingresos por servicios diverso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NGRESOS FINANCIEROS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Ingresos de participaciones en instrumentos de patrimonio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string" calcext:value-type="string">
            <text:p>Ingresos de participaciones en instrumentos de patrimonio, empresas del grupo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Ingresos de participaciones en instrumentos de patrimonio, empresas asociadas</text:p>
          </table:table-cell>
        </table:table-row>
        <table:table-row table:style-name="ro1">
          <table:table-cell office:value-type="float" office:value="7602" calcext:value-type="float">
            <text:p>7602</text:p>
          </table:table-cell>
          <table:table-cell office:value-type="string" calcext:value-type="string">
            <text:p>Ingresos de participaciones en instrumentos de patrimonio, otras partes vinculadas</text:p>
          </table:table-cell>
        </table:table-row>
        <table:table-row table:style-name="ro1">
          <table:table-cell office:value-type="float" office:value="7603" calcext:value-type="float">
            <text:p>7603</text:p>
          </table:table-cell>
          <table:table-cell office:value-type="string" calcext:value-type="string">
            <text:p>Ingresos de participaciones en instrumentos de patrimonio, de otras empresas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Ingresos de valores representativos de deuda</text:p>
          </table:table-cell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string" calcext:value-type="string">
            <text:p>Ingresos de valores representativos de deuda, empresas del grupo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string" calcext:value-type="string">
            <text:p>Ingresos de valores representativos de deuda, empresas asociadas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Ingresos de valores representativos de deuda, otras partes vinculadas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Ingresos de valores representativos de deuda, otras empresas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Ingresos de créditos</text:p>
          </table:table-cell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string" calcext:value-type="string">
            <text:p>Ingresos de créditos a largo plazo</text:p>
          </table:table-cell>
        </table:table-row>
        <table:table-row table:style-name="ro1">
          <table:table-cell office:value-type="float" office:value="76200" calcext:value-type="float">
            <text:p>76200</text:p>
          </table:table-cell>
          <table:table-cell office:value-type="string" calcext:value-type="string">
            <text:p>Ingresos de créditos a largo plazo, empresas del grupo</text:p>
          </table:table-cell>
        </table:table-row>
        <table:table-row table:style-name="ro1">
          <table:table-cell office:value-type="float" office:value="76201" calcext:value-type="float">
            <text:p>76201</text:p>
          </table:table-cell>
          <table:table-cell office:value-type="string" calcext:value-type="string">
            <text:p>Ingresos de créditos a largo plazo, empresas asociadas</text:p>
          </table:table-cell>
        </table:table-row>
        <table:table-row table:style-name="ro1">
          <table:table-cell office:value-type="float" office:value="76202" calcext:value-type="float">
            <text:p>76202</text:p>
          </table:table-cell>
          <table:table-cell office:value-type="string" calcext:value-type="string">
            <text:p>Ingresos de créditos a largo plazo, otras partes vinculadas</text:p>
          </table:table-cell>
        </table:table-row>
        <table:table-row table:style-name="ro1">
          <table:table-cell office:value-type="float" office:value="76203" calcext:value-type="float">
            <text:p>76203</text:p>
          </table:table-cell>
          <table:table-cell office:value-type="string" calcext:value-type="string">
            <text:p>Ingresos de créditos a largo plazo, otras empresas</text:p>
          </table:table-cell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string" calcext:value-type="string">
            <text:p>Ingresos de créditos a corto plazo</text:p>
          </table:table-cell>
        </table:table-row>
        <table:table-row table:style-name="ro1">
          <table:table-cell office:value-type="float" office:value="76210" calcext:value-type="float">
            <text:p>76210</text:p>
          </table:table-cell>
          <table:table-cell office:value-type="string" calcext:value-type="string">
            <text:p>Ingresos de créditos a corto plazo, empresas del grupo</text:p>
          </table:table-cell>
        </table:table-row>
        <table:table-row table:style-name="ro1">
          <table:table-cell office:value-type="float" office:value="76211" calcext:value-type="float">
            <text:p>76211</text:p>
          </table:table-cell>
          <table:table-cell office:value-type="string" calcext:value-type="string">
            <text:p>Ingresos de créditos a corto plazo, empresas asociadas</text:p>
          </table:table-cell>
        </table:table-row>
        <table:table-row table:style-name="ro1">
          <table:table-cell office:value-type="float" office:value="76212" calcext:value-type="float">
            <text:p>76212</text:p>
          </table:table-cell>
          <table:table-cell office:value-type="string" calcext:value-type="string">
            <text:p>Ingresos de créditos a corto plazo, otras partes vinculadas</text:p>
          </table:table-cell>
        </table:table-row>
        <table:table-row table:style-name="ro1">
          <table:table-cell office:value-type="float" office:value="76213" calcext:value-type="float">
            <text:p>76213</text:p>
          </table:table-cell>
          <table:table-cell office:value-type="string" calcext:value-type="string">
            <text:p>Ingresos de créditos a corto plazo, otras empresas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Beneficios por la valoración de activos y pasivos financieros por su valor razonable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Beneficios en participaciones y valores representativos de deuda</text:p>
          </table:table-cell>
        </table:table-row>
        <table:table-row table:style-name="ro1">
          <table:table-cell office:value-type="float" office:value="7660" calcext:value-type="float">
            <text:p>7660</text:p>
          </table:table-cell>
          <table:table-cell office:value-type="string" calcext:value-type="string">
            <text:p>Beneficios en valores representativos de deuda a largo plazo, empresas del grupo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Beneficios en valores representativos de deuda a largo plazo, empresas asociadas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office:value-type="string" calcext:value-type="string">
            <text:p>Beneficios en valores representativos de deuda a largo plazo, otras partes vinculadas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string" calcext:value-type="string">
            <text:p>Beneficios en participaciones y valores representativos de deuda a largo plazo, otras empresas</text:p>
          </table:table-cell>
        </table:table-row>
        <table:table-row table:style-name="ro1">
          <table:table-cell office:value-type="float" office:value="7665" calcext:value-type="float">
            <text:p>7665</text:p>
          </table:table-cell>
          <table:table-cell office:value-type="string" calcext:value-type="string">
            <text:p>Beneficios en participaciones y valores representativos de deuda a corto plazo, empresas del grupo</text:p>
          </table:table-cell>
        </table:table-row>
        <table:table-row table:style-name="ro1">
          <table:table-cell office:value-type="float" office:value="7666" calcext:value-type="float">
            <text:p>7666</text:p>
          </table:table-cell>
          <table:table-cell office:value-type="string" calcext:value-type="string">
            <text:p>Beneficios en participaciones y valores representativos de deuda a corto plazo, empresas asociadas</text:p>
          </table:table-cell>
        </table:table-row>
        <table:table-row table:style-name="ro1">
          <table:table-cell office:value-type="float" office:value="7667" calcext:value-type="float">
            <text:p>7667</text:p>
          </table:table-cell>
          <table:table-cell office:value-type="string" calcext:value-type="string">
            <text:p>Beneficios en valores representativos de deuda a corto plazo, otras partes vinculadas</text:p>
          </table:table-cell>
        </table:table-row>
        <table:table-row table:style-name="ro1">
          <table:table-cell office:value-type="float" office:value="7668" calcext:value-type="float">
            <text:p>7668</text:p>
          </table:table-cell>
          <table:table-cell office:value-type="string" calcext:value-type="string">
            <text:p>Beneficios en valores representativos de deuda a corto plazo, de otras empresas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Diferencias positivas de cambio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Otros ingresos financiero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ENEFICIOS <text:s/>PROCEDENTES DE ACTIVOS NO CORRIENTES E INGRESOS EXCEPCIONALES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Beneficios procedentes del inmovilizado intangible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Beneficios procedentes del inmovilizado material y de bienes de Patrimonio Histórico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Beneficios procedentes de las inversiones inmobiliarias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Beneficios procedentes de participaciones a largo plazo en partes vinculadas</text:p>
          </table:table-cell>
        </table:table-row>
        <table:table-row table:style-name="ro1">
          <table:table-cell office:value-type="float" office:value="7733" calcext:value-type="float">
            <text:p>7733</text:p>
          </table:table-cell>
          <table:table-cell office:value-type="string" calcext:value-type="string">
            <text:p>Beneficios procedentes de participaciones a largo plazo, empresas del grupo</text:p>
          </table:table-cell>
        </table:table-row>
        <table:table-row table:style-name="ro1">
          <table:table-cell office:value-type="float" office:value="7734" calcext:value-type="float">
            <text:p>7734</text:p>
          </table:table-cell>
          <table:table-cell office:value-type="string" calcext:value-type="string">
            <text:p>Beneficios procedentes de participaciones a largo plazo, empresas asociadas</text:p>
          </table:table-cell>
        </table:table-row>
        <table:table-row table:style-name="ro1">
          <table:table-cell office:value-type="float" office:value="7735" calcext:value-type="float">
            <text:p>7735</text:p>
          </table:table-cell>
          <table:table-cell office:value-type="string" calcext:value-type="string">
            <text:p>Beneficios procedentes de participaciones a largo plazo, otras partes vinculadas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Beneficios por operaciones con obligaciones propias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Ingresos excepcionales.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XCESOS Y APLICACIONES DE PROVISIONES Y DE PÉRDIDAS POR DETERIORO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Reversión del deterioro del inmovilizado intangible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Reversión del deterioro del inmovilizado material y de bienes del Patrimonio Histórico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Reversión del deterioro de las inversiones inmobiliarias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Reversión del deterioro de existencias</text:p>
          </table:table-cell>
        </table:table-row>
        <table:table-row table:style-name="ro1">
          <table:table-cell office:value-type="float" office:value="7930" calcext:value-type="float">
            <text:p>7930</text:p>
          </table:table-cell>
          <table:table-cell office:value-type="string" calcext:value-type="string">
            <text:p>Reversión del deterioro de productos terminados y en curso de fabricación</text:p>
          </table:table-cell>
        </table:table-row>
        <table:table-row table:style-name="ro1">
          <table:table-cell office:value-type="float" office:value="7931" calcext:value-type="float">
            <text:p>7931</text:p>
          </table:table-cell>
          <table:table-cell office:value-type="string" calcext:value-type="string">
            <text:p>Reversión del deterioro de mercaderias</text:p>
          </table:table-cell>
        </table:table-row>
        <table:table-row table:style-name="ro1">
          <table:table-cell office:value-type="float" office:value="7932" calcext:value-type="float">
            <text:p>7932</text:p>
          </table:table-cell>
          <table:table-cell office:value-type="string" calcext:value-type="string">
            <text:p>Reversión del deterioro de materias primas</text:p>
          </table:table-cell>
        </table:table-row>
        <table:table-row table:style-name="ro1">
          <table:table-cell office:value-type="float" office:value="7933" calcext:value-type="float">
            <text:p>7933</text:p>
          </table:table-cell>
          <table:table-cell office:value-type="string" calcext:value-type="string">
            <text:p>Reversión del deterioro de otros aprovisionamientos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Reversión del deterioro de créditos por operaciones de la actividad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Exceso de provisiones</text:p>
          </table:table-cell>
        </table:table-row>
        <table:table-row table:style-name="ro1">
          <table:table-cell office:value-type="float" office:value="7951" calcext:value-type="float">
            <text:p>7951</text:p>
          </table:table-cell>
          <table:table-cell office:value-type="string" calcext:value-type="string">
            <text:p>Exceso de provisión para impuestos</text:p>
          </table:table-cell>
        </table:table-row>
        <table:table-row table:style-name="ro1">
          <table:table-cell office:value-type="float" office:value="7952" calcext:value-type="float">
            <text:p>7952</text:p>
          </table:table-cell>
          <table:table-cell office:value-type="string" calcext:value-type="string">
            <text:p>Exceso de provisión para otras responsabilidades</text:p>
          </table:table-cell>
        </table:table-row>
        <table:table-row table:style-name="ro1">
          <table:table-cell office:value-type="float" office:value="7954" calcext:value-type="float">
            <text:p>7954</text:p>
          </table:table-cell>
          <table:table-cell office:value-type="string" calcext:value-type="string">
            <text:p>Exceso de provisión pora operaciones comerciales</text:p>
          </table:table-cell>
        </table:table-row>
        <table:table-row table:style-name="ro1">
          <table:table-cell office:value-type="float" office:value="79544" calcext:value-type="float">
            <text:p>79544</text:p>
          </table:table-cell>
          <table:table-cell office:value-type="string" calcext:value-type="string">
            <text:p>Exceso de provisión por contratos onerosos</text:p>
          </table:table-cell>
        </table:table-row>
        <table:table-row table:style-name="ro1">
          <table:table-cell office:value-type="float" office:value="79549" calcext:value-type="float">
            <text:p>79549</text:p>
          </table:table-cell>
          <table:table-cell office:value-type="string" calcext:value-type="string">
            <text:p>Exceso de provisión por otras operaciones comerciales</text:p>
          </table:table-cell>
        </table:table-row>
        <table:table-row table:style-name="ro1">
          <table:table-cell office:value-type="float" office:value="7955" calcext:value-type="float">
            <text:p>7955</text:p>
          </table:table-cell>
          <table:table-cell office:value-type="string" calcext:value-type="string">
            <text:p>Exceso de provisión para actuaciones medioambientales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Reversión del deterioro de participaciones y valores representativos de deuda a largo plazo</text:p>
          </table:table-cell>
        </table:table-row>
        <table:table-row table:style-name="ro1">
          <table:table-cell office:value-type="float" office:value="7960" calcext:value-type="float">
            <text:p>7960</text:p>
          </table:table-cell>
          <table:table-cell office:value-type="string" calcext:value-type="string">
            <text:p>Reversión del deterioro de participaciones en instrumentos de patrimonio neto a largo plazo, empresas del grupo</text:p>
          </table:table-cell>
        </table:table-row>
        <table:table-row table:style-name="ro1">
          <table:table-cell office:value-type="float" office:value="7961" calcext:value-type="float">
            <text:p>7961</text:p>
          </table:table-cell>
          <table:table-cell office:value-type="string" calcext:value-type="string">
            <text:p>Reversión del deterioro de participaciones en instrumentos de patrimonio neto a largo plazo, empresas asociadas</text:p>
          </table:table-cell>
        </table:table-row>
        <table:table-row table:style-name="ro1">
          <table:table-cell office:value-type="float" office:value="7962" calcext:value-type="float">
            <text:p>7962</text:p>
          </table:table-cell>
          <table:table-cell office:value-type="string" calcext:value-type="string">
            <text:p>Reversión del deterioro de participaciones en instrumentos de patrimonio neto a largo plazo, otras partes vinculadas</text:p>
          </table:table-cell>
        </table:table-row>
        <table:table-row table:style-name="ro1">
          <table:table-cell office:value-type="float" office:value="7963" calcext:value-type="float">
            <text:p>7963</text:p>
          </table:table-cell>
          <table:table-cell office:value-type="string" calcext:value-type="string">
            <text:p>Reversión del deterioro de participaciones en instrumentos de patrimonio neto a largo plazo, otras empresas</text:p>
          </table:table-cell>
        </table:table-row>
        <table:table-row table:style-name="ro1">
          <table:table-cell office:value-type="float" office:value="7965" calcext:value-type="float">
            <text:p>7965</text:p>
          </table:table-cell>
          <table:table-cell office:value-type="string" calcext:value-type="string">
            <text:p>Reversión del deterioro de valores representativos de deuda a largo plazo, empresas del grupo</text:p>
          </table:table-cell>
        </table:table-row>
        <table:table-row table:style-name="ro1">
          <table:table-cell office:value-type="float" office:value="7966" calcext:value-type="float">
            <text:p>7966</text:p>
          </table:table-cell>
          <table:table-cell office:value-type="string" calcext:value-type="string">
            <text:p>Reversión del deterioro de valores representativos de deuda a largo plazo, empresas asociadas</text:p>
          </table:table-cell>
        </table:table-row>
        <table:table-row table:style-name="ro1">
          <table:table-cell office:value-type="float" office:value="7967" calcext:value-type="float">
            <text:p>7967</text:p>
          </table:table-cell>
          <table:table-cell office:value-type="string" calcext:value-type="string">
            <text:p>Reversión del deterioro de valores representativos de deuda a largo plazo, otras partes vinculadas</text:p>
          </table:table-cell>
        </table:table-row>
        <table:table-row table:style-name="ro1">
          <table:table-cell office:value-type="float" office:value="7968" calcext:value-type="float">
            <text:p>7968</text:p>
          </table:table-cell>
          <table:table-cell office:value-type="string" calcext:value-type="string">
            <text:p>Reversión del deterioro de valores representativos de deuda a largo plazo, otras empresas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Reversión del deterioro de créditos a largo plazo</text:p>
          </table:table-cell>
        </table:table-row>
        <table:table-row table:style-name="ro1">
          <table:table-cell office:value-type="float" office:value="7970" calcext:value-type="float">
            <text:p>7970</text:p>
          </table:table-cell>
          <table:table-cell office:value-type="string" calcext:value-type="string">
            <text:p>Reversión del deterioro de créditos a largo plazo, empresas del grupo</text:p>
          </table:table-cell>
        </table:table-row>
        <table:table-row table:style-name="ro1">
          <table:table-cell office:value-type="float" office:value="7971" calcext:value-type="float">
            <text:p>7971</text:p>
          </table:table-cell>
          <table:table-cell office:value-type="string" calcext:value-type="string">
            <text:p>Reversión del deterioro de créditos a largo plazo, empresas asociadas</text:p>
          </table:table-cell>
        </table:table-row>
        <table:table-row table:style-name="ro1">
          <table:table-cell office:value-type="float" office:value="7972" calcext:value-type="float">
            <text:p>7972</text:p>
          </table:table-cell>
          <table:table-cell office:value-type="string" calcext:value-type="string">
            <text:p>Reversión del deterioro de créditos a largo plazo, otras partes vinculadas</text:p>
          </table:table-cell>
        </table:table-row>
        <table:table-row table:style-name="ro1">
          <table:table-cell office:value-type="float" office:value="7973" calcext:value-type="float">
            <text:p>7973</text:p>
          </table:table-cell>
          <table:table-cell office:value-type="string" calcext:value-type="string">
            <text:p>Reversión del deterioro de créditos a largo plazo, otras empresas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Reversión del deterioro de participaciones y valores representativos de deuda a corto plazo</text:p>
          </table:table-cell>
        </table:table-row>
        <table:table-row table:style-name="ro1">
          <table:table-cell office:value-type="float" office:value="7980" calcext:value-type="float">
            <text:p>7980</text:p>
          </table:table-cell>
          <table:table-cell office:value-type="string" calcext:value-type="string">
            <text:p>Reversión del deterioro de participaciones en instrumentos de patrimonio neto a corto plazo, empresas del grupo</text:p>
          </table:table-cell>
        </table:table-row>
        <table:table-row table:style-name="ro1">
          <table:table-cell office:value-type="float" office:value="7981" calcext:value-type="float">
            <text:p>7981</text:p>
          </table:table-cell>
          <table:table-cell office:value-type="string" calcext:value-type="string">
            <text:p>Reversión del deterioro de participaciones en instrumentos de patrimonio neto a corto plazo, empresas asociadas</text:p>
          </table:table-cell>
        </table:table-row>
        <table:table-row table:style-name="ro1">
          <table:table-cell office:value-type="float" office:value="7985" calcext:value-type="float">
            <text:p>7985</text:p>
          </table:table-cell>
          <table:table-cell office:value-type="string" calcext:value-type="string">
            <text:p>Reversión del deterioro en valores representativos de deuda a corto plazo, empresas del grupo</text:p>
          </table:table-cell>
        </table:table-row>
        <table:table-row table:style-name="ro1">
          <table:table-cell office:value-type="float" office:value="7986" calcext:value-type="float">
            <text:p>7986</text:p>
          </table:table-cell>
          <table:table-cell office:value-type="string" calcext:value-type="string">
            <text:p>Reversión del deterioro en valores representativos de deuda a corto plazo, empresas asociadas</text:p>
          </table:table-cell>
        </table:table-row>
        <table:table-row table:style-name="ro1">
          <table:table-cell office:value-type="float" office:value="7987" calcext:value-type="float">
            <text:p>7987</text:p>
          </table:table-cell>
          <table:table-cell office:value-type="string" calcext:value-type="string">
            <text:p>Reversión del deterioro en valores representativos de deuda a corto plazo, otras partes vinculadas</text:p>
          </table:table-cell>
        </table:table-row>
        <table:table-row table:style-name="ro1">
          <table:table-cell office:value-type="float" office:value="7988" calcext:value-type="float">
            <text:p>7988</text:p>
          </table:table-cell>
          <table:table-cell office:value-type="string" calcext:value-type="string">
            <text:p>Reversión del deterioro en valores representativos de deuda a corto plazo, de otras empresas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Reversión del deterioro de créditos a corto plazo</text:p>
          </table:table-cell>
        </table:table-row>
        <table:table-row table:style-name="ro1">
          <table:table-cell office:value-type="float" office:value="7990" calcext:value-type="float">
            <text:p>7990</text:p>
          </table:table-cell>
          <table:table-cell office:value-type="string" calcext:value-type="string">
            <text:p>Reversión del deterioro de créditos a corto plazo, empresas del grupo</text:p>
          </table:table-cell>
        </table:table-row>
        <table:table-row table:style-name="ro1">
          <table:table-cell office:value-type="float" office:value="7991" calcext:value-type="float">
            <text:p>7991</text:p>
          </table:table-cell>
          <table:table-cell office:value-type="string" calcext:value-type="string">
            <text:p>Reversión del deterioro de créditos a corto plazo, empresas asociadas</text:p>
          </table:table-cell>
        </table:table-row>
        <table:table-row table:style-name="ro1">
          <table:table-cell office:value-type="float" office:value="7992" calcext:value-type="float">
            <text:p>7992</text:p>
          </table:table-cell>
          <table:table-cell office:value-type="string" calcext:value-type="string">
            <text:p>Reversión del deterioro de créditos a corto plazo, otras partes vinculadas</text:p>
          </table:table-cell>
        </table:table-row>
        <table:table-row table:style-name="ro1">
          <table:table-cell office:value-type="float" office:value="7993" calcext:value-type="float">
            <text:p>7993</text:p>
          </table:table-cell>
          <table:table-cell office:value-type="string" calcext:value-type="string">
            <text:p>Reversión del deterioro de créditos a corto plazo, otras empres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8">00/00/0000</text:date>, <text:time style:data-style-name="N2" text:time-value="12:02:20.4317365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1:52:12.951932623</meta:creation-date>
    <dc:date>2015-01-08T12:02:34.919239865</dc:date>
    <meta:editing-duration>PT1M13S</meta:editing-duration>
    <meta:editing-cycles>2</meta:editing-cycles>
    <meta:generator>LibreOffice/4.3.3.2$Linux_X86_64 LibreOffice_project/430m0$Build-2</meta:generator>
    <meta:document-statistic meta:table-count="1" meta:cell-count="1684" meta:object-count="0"/>
  </office:meta>
</office:document-meta>
</file>